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35cm"/>
      <style:paragraph-properties style:writing-mode="lr-tb"/>
    </style:style>
    <style:style style:name="gr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098cm" fo:min-width="3.348cm" fo:padding-top="0.175cm" fo:padding-bottom="0.175cm" fo:padding-left="0.3cm" fo:padding-right="0.3cm" draw:shadow="hidden"/>
    </style:style>
    <style:style style:name="gr3" style:family="graphic" style:parent-style-name="standard">
      <style:graphic-properties draw:stroke="none" svg:stroke-color="#ffffff" draw:fill="solid" draw:fill-color="#dc2300" draw:textarea-horizontal-align="justify" draw:textarea-vertical-align="middle" draw:auto-grow-height="false" fo:min-height="1.75cm" fo:min-width="0.4cm"/>
    </style:style>
    <style:style style:name="gr4" style:family="graphic" style:parent-style-name="standard">
      <style:graphic-properties draw:stroke="none" svg:stroke-color="#ffffff" draw:fill="solid" draw:fill-color="#e6e6e6" draw:textarea-horizontal-align="justify" draw:textarea-vertical-align="middle" draw:auto-grow-height="false" fo:min-height="1.75cm" fo:min-width="0.4cm"/>
    </style:style>
    <style:style style:name="gr5" style:family="graphic" style:parent-style-name="standard">
      <style:graphic-properties draw:stroke="solid" svg:stroke-width="0.1cm" svg:stroke-color="#666666" draw:marker-start-width="0.5cm" draw:marker-end-width="0.5cm" draw:fill="solid" draw:fill-color="#ffffff" draw:textarea-horizontal-align="justify" draw:textarea-vertical-align="middle" draw:auto-grow-height="false" fo:min-height="3.542cm" fo:min-width="2.392cm" fo:padding-top="0.225cm" fo:padding-bottom="0.225cm" fo:padding-left="0.35cm" fo:padding-right="0.35cm" draw:shadow="hidden"/>
    </style:style>
    <style:style style:name="gr6" style:family="graphic" style:parent-style-name="standard">
      <style:graphic-properties draw:stroke="none" draw:fill="solid" draw:fill-color="#e6e64c" draw:textarea-horizontal-align="justify" draw:textarea-vertical-align="middle" draw:auto-grow-height="false" fo:min-height="0.65cm" fo:min-width="0cm"/>
    </style:style>
    <style:style style:name="gr7" style:family="graphic" style:parent-style-name="standard">
      <style:graphic-properties svg:stroke-width="0.1cm" draw:marker-start-width="0.35cm" draw:marker-end-width="0.35cm" draw:fill="solid" draw:fill-color="#ffffff" draw:textarea-horizontal-align="justify" draw:textarea-vertical-align="middle" draw:auto-grow-height="false" fo:min-height="3.074cm" fo:min-width="2.824cm" fo:padding-top="0.175cm" fo:padding-bottom="0.175cm" fo:padding-left="0.3cm" fo:padding-right="0.3cm"/>
    </style:style>
    <style:style style:name="gr8" style:family="graphic" style:parent-style-name="standard">
      <style:graphic-properties draw:stroke="none" svg:stroke-width="0cm" draw:marker-start-width="0.35cm" draw:marker-end-width="0.35cm" draw:fill="solid" draw:fill-color="#3465a4" draw:opacity="100%" draw:textarea-horizontal-align="center" draw:textarea-vertical-align="middle" fo:padding-top="0.175cm" fo:padding-bottom="0.175cm" fo:padding-left="0.3cm" fo:padding-right="0.3cm"/>
    </style:style>
    <style:style style:name="gr9"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1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65cm" fo:min-width="3.8cm" fo:padding-top="0.175cm" fo:padding-bottom="0.175cm" fo:padding-left="0.3cm" fo:padding-right="0.3cm"/>
    </style:style>
    <style:style style:name="gr11" style:family="graphic" style:parent-style-name="standard">
      <style:graphic-properties draw:stroke="solid" svg:stroke-width="0.1cm" svg:stroke-color="#666666" draw:marker-start-width="0.35cm" draw:marker-end-width="0.35cm" draw:fill="solid" draw:fill-color="#ffffff" draw:textarea-horizontal-align="justify" draw:textarea-vertical-align="middle" draw:auto-grow-height="false" fo:min-height="2.45cm" fo:min-width="3.2cm" fo:padding-top="0.175cm" fo:padding-bottom="0.175cm" fo:padding-left="0.3cm" fo:padding-right="0.3cm"/>
    </style:style>
    <style:style style:name="gr12" style:family="graphic" style:parent-style-name="standard">
      <style:graphic-properties draw:stroke="none" draw:fill="solid" draw:fill-color="#cccc00" draw:textarea-horizontal-align="justify" draw:textarea-vertical-align="middle" draw:auto-grow-height="false" fo:min-height="0.15cm" fo:min-width="0cm"/>
    </style:style>
    <style:style style:name="gr13" style:family="graphic" style:parent-style-name="standard">
      <style:graphic-properties svg:stroke-width="0.1cm" svg:stroke-color="#dc2300" draw:marker-start-width="0.35cm" draw:marker-end-width="0.35cm" draw:fill="solid" draw:fill-color="#ffffff" draw:textarea-horizontal-align="justify" draw:textarea-vertical-align="middle" draw:auto-grow-height="false" fo:min-height="3.044cm" fo:min-width="2.794cm" fo:padding-top="0.175cm" fo:padding-bottom="0.175cm" fo:padding-left="0.3cm" fo:padding-right="0.3cm"/>
    </style:style>
    <style:style style:name="gr14" style:family="graphic" style:parent-style-name="standard">
      <style:graphic-properties draw:stroke="none" svg:stroke-color="#000000" draw:fill="solid" draw:fill-color="#dc2300" draw:textarea-horizontal-align="left" draw:textarea-vertical-align="middle" draw:auto-grow-height="true" draw:auto-grow-width="true" fo:min-height="0cm" fo:min-width="0cm" draw:shadow="hidden"/>
    </style:style>
    <style:style style:name="gr1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004cm" fo:min-width="2.754cm" fo:padding-top="0.175cm" fo:padding-bottom="0.175cm" fo:padding-left="0.3cm" fo:padding-right="0.3cm"/>
    </style:style>
    <style:style style:name="gr16" style:family="graphic" style:parent-style-name="objectwithoutfill">
      <style:graphic-properties svg:stroke-width="0.2cm" svg:stroke-color="#666666" draw:marker-start="" draw:marker-start-width="0.4cm" draw:marker-end="" draw:marker-end-width="0.5cm" draw:marker-end-center="true" svg:stroke-linecap="round" draw:fill="none" draw:textarea-vertical-align="middle" fo:padding-top="0.225cm" fo:padding-bottom="0.225cm" fo:padding-left="0.35cm" fo:padding-right="0.35cm"/>
    </style:style>
    <style:style style:name="gr17" style:family="graphic" style:parent-style-name="standard">
      <style:graphic-properties draw:stroke="none" draw:fill="solid" draw:fill-color="#000000" draw:textarea-horizontal-align="justify" draw:textarea-vertical-align="middle" draw:auto-grow-height="false" fo:min-height="0.104cm" fo:min-width="0cm"/>
    </style:style>
    <style:style style:name="gr18"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82cm" fo:min-width="3.032cm" fo:padding-top="0.175cm" fo:padding-bottom="0.175cm" fo:padding-left="0.3cm" fo:padding-right="0.3cm" draw:shadow="hidden"/>
    </style:style>
    <style:style style:name="gr1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5cm" fo:min-width="1.4cm" fo:padding-top="0.175cm" fo:padding-bottom="0.175cm" fo:padding-left="0.3cm" fo:padding-right="0.3cm"/>
    </style:style>
    <style:style style:name="gr2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55cm" fo:min-width="1.3cm" fo:padding-top="0.175cm" fo:padding-bottom="0.175cm" fo:padding-left="0.3cm" fo:padding-right="0.3cm"/>
    </style:style>
    <style:style style:name="gr21" style:family="graphic" style:parent-style-name="objectwithoutfill">
      <style:graphic-properties svg:stroke-width="0.1cm" svg:stroke-color="#666666" draw:marker-start-width="0.35cm" draw:marker-end="Arrow" draw:marker-end-width="0.45cm" draw:fill="none" draw:textarea-vertical-align="middle" fo:padding-top="0.175cm" fo:padding-bottom="0.175cm" fo:padding-left="0.3cm" fo:padding-right="0.3cm"/>
    </style:style>
    <style:style style:name="gr2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458cm" fo:min-width="3.108cm" fo:padding-top="0.175cm" fo:padding-bottom="0.175cm" fo:padding-left="0.3cm" fo:padding-right="0.3cm" draw:shadow="hidden"/>
    </style:style>
    <style:style style:name="gr23" style:family="graphic" style:parent-style-name="objectwithoutfill">
      <style:graphic-properties svg:stroke-width="0.1cm" svg:stroke-color="#666666" draw:marker-start-width="0.35cm" draw:marker-end-width="0.35cm" draw:fill="none" draw:textarea-vertical-align="middle" fo:padding-top="0.175cm" fo:padding-bottom="0.175cm" fo:padding-left="0.3cm" fo:padding-right="0.3cm"/>
    </style:style>
    <style:style style:name="gr24"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728cm" fo:min-width="3.778cm" fo:padding-top="0.175cm" fo:padding-bottom="0.175cm" fo:padding-left="0.3cm" fo:padding-right="0.3cm" draw:shadow="hidden"/>
    </style:style>
    <style:style style:name="gr2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0.852cm" fo:min-width="0.602cm" fo:padding-top="0.175cm" fo:padding-bottom="0.175cm" fo:padding-left="0.3cm" fo:padding-right="0.3cm"/>
    </style:style>
    <style:style style:name="gr26" style:family="graphic" style:parent-style-name="standard">
      <style:graphic-properties draw:stroke="none" draw:fill="solid" draw:fill-color="#ffd320" draw:textarea-vertical-align="middle" draw:auto-grow-height="false" fo:min-height="2.551cm" fo:min-width="2.701cm" fo:wrap-option="wrap"/>
    </style:style>
    <style:style style:name="gr27"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4.138cm" fo:min-width="2.288cm" fo:padding-top="0.175cm" fo:padding-bottom="0.175cm" fo:padding-left="0.3cm" fo:padding-right="0.3cm"/>
    </style:style>
    <style:style style:name="gr28" style:family="graphic" style:parent-style-name="standard">
      <style:graphic-properties svg:stroke-width="0.1cm" svg:stroke-color="#999999" draw:marker-start-width="0.35cm" draw:marker-end-width="0.35cm" draw:fill="solid" draw:fill-color="#666666" draw:textarea-horizontal-align="justify" draw:textarea-vertical-align="middle" draw:auto-grow-height="false" fo:min-height="0.104cm" fo:min-width="0cm" fo:padding-top="0.175cm" fo:padding-bottom="0.175cm" fo:padding-left="0.3cm" fo:padding-right="0.3cm"/>
    </style:style>
    <style:style style:name="gr2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16cm" fo:min-width="2.966cm" fo:padding-top="0.175cm" fo:padding-bottom="0.175cm" fo:padding-left="0.3cm" fo:padding-right="0.3cm"/>
    </style:style>
    <style:style style:name="gr30" style:family="graphic" style:parent-style-name="objectwithoutfill">
      <style:graphic-properties svg:stroke-width="0.1cm" svg:stroke-color="#666666" draw:marker-start-width="0.35cm" draw:marker-end-width="0.35cm" svg:stroke-linecap="round" draw:fill="none" draw:textarea-vertical-align="middle" fo:padding-top="0.175cm" fo:padding-bottom="0.175cm" fo:padding-left="0.3cm" fo:padding-right="0.3cm"/>
    </style:style>
    <style:style style:name="gr31"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65cm" fo:min-width="1.415cm" fo:padding-top="0.175cm" fo:padding-bottom="0.175cm" fo:padding-left="0.3cm" fo:padding-right="0.3cm"/>
    </style:style>
    <style:style style:name="gr3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904cm" fo:min-width="2.654cm" fo:padding-top="0.175cm" fo:padding-bottom="0.175cm" fo:padding-left="0.3cm" fo:padding-right="0.3cm"/>
    </style:style>
    <style:style style:name="gr33" style:family="graphic" style:parent-style-name="standard">
      <style:graphic-properties svg:stroke-width="0.1cm" svg:stroke-color="#4c4c4c" draw:marker-start-width="0.35cm" draw:marker-end-width="0.35cm" draw:fill="solid" draw:fill-color="#b3b3b3" draw:textarea-horizontal-align="justify" draw:textarea-vertical-align="middle" draw:auto-grow-height="false" fo:min-height="1.164cm" fo:min-width="0.914cm" fo:padding-top="0.175cm" fo:padding-bottom="0.175cm" fo:padding-left="0.3cm" fo:padding-right="0.3cm" draw:shadow="hidden"/>
    </style:style>
    <style:style style:name="gr34" style:family="graphic" style:parent-style-name="standard">
      <style:graphic-properties svg:stroke-width="0.1cm" draw:marker-start-width="0.35cm" draw:marker-end-width="0.35cm" draw:textarea-horizontal-align="justify" draw:textarea-vertical-align="middle" draw:auto-grow-height="false" fo:min-height="2.438cm" fo:min-width="2.188cm" fo:padding-top="0.175cm" fo:padding-bottom="0.175cm" fo:padding-left="0.3cm" fo:padding-right="0.3cm" fo:wrap-option="wrap" draw:shadow="hidden"/>
    </style:style>
    <style:style style:name="gr3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cm" fo:min-width="4.05cm" fo:padding-top="0.175cm" fo:padding-bottom="0.175cm" fo:padding-left="0.3cm" fo:padding-right="0.3cm"/>
    </style:style>
    <style:style style:name="gr36" style:family="graphic" style:parent-style-name="standard">
      <style:graphic-properties draw:stroke="none" svg:stroke-width="0cm" svg:stroke-color="#666666" draw:marker-start-width="0.35cm" draw:marker-end-width="0.35cm" draw:fill="solid" draw:fill-color="#666666" draw:textarea-horizontal-align="justify" draw:textarea-vertical-align="middle" draw:auto-grow-height="false" fo:min-height="2.9cm" fo:min-width="3.95cm" fo:padding-top="0.175cm" fo:padding-bottom="0.175cm" fo:padding-left="0.3cm" fo:padding-right="0.3cm" draw:shadow="hidden"/>
    </style:style>
    <style:style style:name="gr37" style:family="graphic" style:parent-style-name="standard">
      <style:graphic-properties svg:stroke-width="0.05cm" svg:stroke-color="#ffffff" draw:marker-start-width="0.28cm" draw:marker-end-width="0.28cm" draw:fill="solid" draw:fill-color="#666666" draw:textarea-horizontal-align="justify" draw:textarea-vertical-align="middle" draw:auto-grow-height="false" fo:min-height="0.422cm" fo:min-width="0cm" fo:padding-top="0.15cm" fo:padding-bottom="0.15cm" fo:padding-left="0.275cm" fo:padding-right="0.275cm"/>
    </style:style>
    <style:style style:name="gr38" style:family="graphic" style:parent-style-name="standard">
      <style:graphic-properties svg:stroke-width="0.05cm" svg:stroke-color="#ffffff" draw:marker-start-width="0.28cm" draw:marker-end-width="0.28cm" draw:fill="solid" draw:fill-color="#666666" draw:textarea-horizontal-align="justify" draw:textarea-vertical-align="middle" draw:auto-grow-height="false" fo:min-height="0.472cm" fo:min-width="0cm" fo:padding-top="0.15cm" fo:padding-bottom="0.15cm" fo:padding-left="0.275cm" fo:padding-right="0.275cm"/>
    </style:style>
    <style:style style:name="gr39" style:family="graphic" style:parent-style-name="standard">
      <style:graphic-properties draw:stroke="none" draw:fill="solid" draw:fill-color="#999999" draw:textarea-horizontal-align="justify" draw:textarea-vertical-align="middle" draw:auto-grow-height="false" fo:min-height="0.65cm" fo:min-width="0.4cm"/>
    </style:style>
    <style:style style:name="gr40" style:family="graphic" style:parent-style-name="objectwithoutfill">
      <style:graphic-properties svg:stroke-width="0.3cm" svg:stroke-color="#355e00" draw:marker-start-width="0.65cm" draw:marker-end-width="0.65cm" svg:stroke-linecap="round" draw:fill="none" draw:textarea-vertical-align="middle" fo:padding-top="0.275cm" fo:padding-bottom="0.275cm" fo:padding-left="0.4cm" fo:padding-right="0.4cm"/>
    </style:style>
    <style:style style:name="gr41" style:family="graphic" style:parent-style-name="standard">
      <style:graphic-properties svg:stroke-width="0.2cm" svg:stroke-color="#666666" draw:marker-start-width="0.5cm" draw:marker-end-width="0.5cm" draw:fill="solid" draw:fill-color="#ffffff" draw:textarea-horizontal-align="justify" draw:textarea-vertical-align="middle" draw:auto-grow-height="false" fo:min-height="2.904cm" fo:min-width="2.654cm" fo:padding-top="0.225cm" fo:padding-bottom="0.225cm" fo:padding-left="0.35cm" fo:padding-right="0.35cm"/>
    </style:style>
    <style:style style:name="gr42" style:family="graphic" style:parent-style-name="standard">
      <style:graphic-properties svg:stroke-width="0.2cm" svg:stroke-color="#666666" draw:marker-start-width="0.5cm" draw:marker-end-width="0.5cm" draw:fill="solid" draw:fill-color="#000000" draw:textarea-horizontal-align="justify" draw:textarea-vertical-align="middle" draw:auto-grow-height="false" fo:min-height="2.195cm" fo:min-width="1.945cm" fo:padding-top="0.225cm" fo:padding-bottom="0.225cm" fo:padding-left="0.35cm" fo:padding-right="0.35cm"/>
    </style:style>
    <style:style style:name="gr43" style:family="graphic" style:parent-style-name="standard">
      <style:graphic-properties svg:stroke-width="0.1cm" svg:stroke-color="#ffffff" draw:marker-start-width="0.35cm" draw:marker-end-width="0.35cm" draw:fill="none" draw:fill-color="#000000" draw:textarea-horizontal-align="justify" draw:textarea-vertical-align="middle" draw:auto-grow-height="false" fo:min-height="0.215cm" fo:min-width="0cm" fo:padding-top="0.175cm" fo:padding-bottom="0.175cm" fo:padding-left="0.3cm" fo:padding-right="0.3cm"/>
    </style:style>
    <style:style style:name="gr44" style:family="graphic" style:parent-style-name="objectwithoutfill">
      <style:graphic-properties svg:stroke-width="0.1cm" svg:stroke-color="#ffffff" draw:marker-start-width="0.35cm" draw:marker-end-width="0.35cm" svg:stroke-linecap="round" draw:fill="none" draw:textarea-vertical-align="middle" fo:padding-top="0.175cm" fo:padding-bottom="0.175cm" fo:padding-left="0.3cm" fo:padding-right="0.3cm"/>
    </style:style>
    <style:style style:name="gr45" style:family="graphic" style:parent-style-name="objectwithoutfill">
      <style:graphic-properties svg:stroke-width="0.1cm" svg:stroke-color="#ffffff" draw:marker-start-width="0.35cm" draw:marker-end="Arrow" draw:marker-end-width="0.45cm" svg:stroke-linecap="round" draw:fill="none" draw:textarea-vertical-align="middle" fo:padding-top="0.175cm" fo:padding-bottom="0.175cm" fo:padding-left="0.3cm" fo:padding-right="0.3cm"/>
    </style:style>
    <style:style style:name="gr46" style:family="graphic" style:parent-style-name="standard">
      <style:graphic-properties svg:stroke-width="0.2cm" svg:stroke-color="#666666" draw:marker-start-width="0.5cm" draw:marker-end-width="0.5cm" draw:fill="solid" draw:fill-color="#000000" draw:textarea-horizontal-align="justify" draw:textarea-vertical-align="middle" draw:auto-grow-height="false" fo:min-height="2.095cm" fo:min-width="1.845cm" fo:padding-top="0.225cm" fo:padding-bottom="0.225cm" fo:padding-left="0.35cm" fo:padding-right="0.35cm"/>
    </style:style>
    <style:style style:name="gr47" style:family="graphic" style:parent-style-name="standard">
      <style:graphic-properties draw:stroke="none" svg:stroke-color="#000000" draw:fill="none" draw:fill-color="#ffffff" fo:min-height="2.635cm"/>
      <style:paragraph-properties style:writing-mode="lr-tb"/>
    </style:style>
    <style:style style:name="gr48" style:family="graphic" style:parent-style-name="standard">
      <style:graphic-properties draw:stroke="none" svg:stroke-color="#000000" draw:fill="none" draw:fill-color="#ffffff" fo:min-height="0.75cm"/>
      <style:paragraph-properties style:writing-mode="lr-tb"/>
    </style:style>
    <style:style style:name="gr49" style:family="graphic" style:parent-style-name="standard">
      <style:graphic-properties draw:stroke="none" svg:stroke-color="#000000" draw:fill="solid" draw:fill-color="#ffffff" draw:textarea-horizontal-align="center" draw:textarea-vertical-align="middle" fo:min-height="2.635cm" draw:shadow="hidden"/>
    </style:style>
    <style:style style:name="gr50" style:family="graphic" style:parent-style-name="objectwithoutfill">
      <style:graphic-properties svg:stroke-width="0.2cm" svg:stroke-color="#000000" draw:marker-start-width="0.5cm" draw:marker-end-width="0.5cm" draw:fill="none" draw:textarea-vertical-align="middle" fo:padding-top="0.225cm" fo:padding-bottom="0.225cm" fo:padding-left="0.35cm" fo:padding-right="0.35cm"/>
    </style:style>
    <style:style style:name="gr51" style:family="graphic" style:parent-style-name="objectwithoutfill">
      <style:graphic-properties svg:stroke-width="0.1cm" svg:stroke-color="#ffffff" draw:marker-start-width="0.35cm" draw:marker-end-width="0.35cm" draw:fill="none" draw:textarea-vertical-align="middle" fo:padding-top="0.175cm" fo:padding-bottom="0.175cm" fo:padding-left="0.3cm" fo:padding-right="0.3cm"/>
    </style:style>
    <style:style style:name="gr52" style:family="graphic" style:parent-style-name="standard">
      <style:graphic-properties svg:stroke-width="0.2cm" svg:stroke-color="#dc2300" draw:marker-start-width="0.5cm" draw:marker-end-width="0.5cm" draw:fill="solid" draw:fill-color="#000000" draw:textarea-horizontal-align="justify" draw:textarea-vertical-align="middle" draw:auto-grow-height="false" fo:min-height="2.095cm" fo:min-width="1.845cm" fo:padding-top="0.225cm" fo:padding-bottom="0.225cm" fo:padding-left="0.35cm" fo:padding-right="0.35cm"/>
    </style:style>
    <style:style style:name="gr53" style:family="graphic" style:parent-style-name="standard">
      <style:graphic-properties draw:stroke="none" svg:stroke-color="#000000" draw:fill="none" draw:fill-color="#ffffff" fo:min-height="1.318cm"/>
      <style:paragraph-properties style:writing-mode="lr-tb"/>
    </style:style>
    <style:style style:name="gr54" style:family="graphic" style:parent-style-name="standard">
      <style:graphic-properties draw:stroke="none" svg:stroke-color="#000000" draw:fill="solid" draw:fill-color="#ffffff" draw:textarea-horizontal-align="center" draw:textarea-vertical-align="middle" fo:min-height="1.318cm" draw:shadow="hidden"/>
    </style:style>
    <style:style style:name="gr55" style:family="graphic" style:parent-style-name="standard">
      <style:graphic-properties draw:stroke="solid" svg:stroke-width="0.1cm" svg:stroke-color="#ffffff" draw:marker-start-width="0.5cm" draw:marker-end-width="0.5cm" draw:fill="none" draw:fill-color="#dc2300" draw:textarea-horizontal-align="justify" draw:textarea-vertical-align="middle" draw:auto-grow-height="false" fo:min-height="0.357cm" fo:min-width="0.107cm" fo:padding-top="0.225cm" fo:padding-bottom="0.225cm" fo:padding-left="0.35cm" fo:padding-right="0.35cm" draw:shadow="hidden"/>
    </style:style>
    <style:style style:name="gr56" style:family="graphic" style:parent-style-name="standard">
      <style:graphic-properties svg:stroke-width="0.1cm" svg:stroke-color="#ffffff" draw:marker-start-width="0.35cm" draw:marker-end-width="0.35cm" draw:fill="none" draw:textarea-horizontal-align="justify" draw:textarea-vertical-align="middle" draw:auto-grow-height="false" fo:min-height="0.65cm" fo:min-width="2cm" fo:padding-top="0.175cm" fo:padding-bottom="0.175cm" fo:padding-left="0.3cm" fo:padding-right="0.3cm"/>
    </style:style>
    <style:style style:name="gr57" style:family="graphic" style:parent-style-name="standard">
      <style:graphic-properties svg:stroke-width="0.1cm" svg:stroke-color="#ffffff" draw:marker-start-width="0.35cm" draw:marker-end-width="0.35cm" draw:fill="none" draw:textarea-horizontal-align="justify" draw:textarea-vertical-align="middle" draw:auto-grow-height="false" fo:min-height="0.55cm" fo:min-width="1.9cm" fo:padding-top="0.175cm" fo:padding-bottom="0.175cm" fo:padding-left="0.3cm" fo:padding-right="0.3cm"/>
    </style:style>
    <style:style style:name="gr58" style:family="graphic" style:parent-style-name="standard">
      <style:graphic-properties svg:stroke-width="0.1cm" svg:stroke-color="#ffffff" draw:marker-start-width="0.35cm" draw:marker-end-width="0.35cm" draw:fill="none" draw:textarea-horizontal-align="justify" draw:textarea-vertical-align="middle" draw:auto-grow-height="false" fo:min-height="0.952cm" fo:min-width="0.702cm" fo:padding-top="0.175cm" fo:padding-bottom="0.175cm" fo:padding-left="0.3cm" fo:padding-right="0.3cm" draw:shadow="hidden"/>
    </style:style>
    <style:style style:name="gr59" style:family="graphic" style:parent-style-name="standard">
      <style:graphic-properties draw:stroke="none" draw:fill="solid" draw:fill-color="#ffffff" draw:textarea-horizontal-align="justify" draw:textarea-vertical-align="middle" draw:auto-grow-height="false" fo:min-height="3.65cm" fo:min-width="1.5cm"/>
    </style:style>
    <style:style style:name="P1" style:family="paragraph">
      <loext:graphic-properties draw:fill="none" draw:fill-color="#ffffff"/>
      <style:paragraph-properties style:writing-mode="lr-tb"/>
    </style:style>
    <style:style style:name="P2" style:family="paragraph">
      <loext:graphic-properties draw:fill="solid" draw:fill-color="#ffffff"/>
      <style:paragraph-properties fo:text-align="center"/>
    </style:style>
    <style:style style:name="P3" style:family="paragraph">
      <loext:graphic-properties draw:fill="solid" draw:fill-color="#dc2300"/>
      <style:paragraph-properties fo:text-align="center"/>
    </style:style>
    <style:style style:name="P4" style:family="paragraph">
      <loext:graphic-properties draw:fill="solid" draw:fill-color="#e6e6e6"/>
      <style:paragraph-properties fo:text-align="center"/>
    </style:style>
    <style:style style:name="P5" style:family="paragraph">
      <loext:graphic-properties draw:fill="solid" draw:fill-color="#e6e64c"/>
      <style:paragraph-properties fo:text-align="center"/>
    </style:style>
    <style:style style:name="P6" style:family="paragraph">
      <loext:graphic-properties draw:fill="solid" draw:fill-color="#3465a4" draw:opacity="100%"/>
      <style:paragraph-properties fo:text-align="center"/>
    </style:style>
    <style:style style:name="P7" style:family="paragraph">
      <loext:graphic-properties draw:fill="none"/>
      <style:paragraph-properties fo:text-align="center"/>
    </style:style>
    <style:style style:name="P8" style:family="paragraph">
      <loext:graphic-properties draw:fill="solid" draw:fill-color="#cccc00"/>
      <style:paragraph-properties fo:text-align="center"/>
    </style:style>
    <style:style style:name="P9" style:family="paragraph">
      <loext:graphic-properties draw:fill="solid" draw:fill-color="#dc2300"/>
      <style:paragraph-properties fo:text-align="center" style:writing-mode="lr-tb"/>
      <style:text-properties style:font-name="DejaVu Sans" fo:font-size="24pt" fo:font-weight="bold" style:font-size-asian="24pt" style:font-weight-asian="bold" style:font-size-complex="24pt" style:font-weight-complex="bold"/>
    </style:style>
    <style:style style:name="P10" style:family="paragraph">
      <loext:graphic-properties draw:fill="solid" draw:fill-color="#000000"/>
      <style:paragraph-properties fo:text-align="center"/>
    </style:style>
    <style:style style:name="P11" style:family="paragraph">
      <loext:graphic-properties draw:fill="solid" draw:fill-color="#ffd320"/>
      <style:paragraph-properties fo:text-align="center"/>
    </style:style>
    <style:style style:name="P12" style:family="paragraph">
      <loext:graphic-properties draw:fill="solid" draw:fill-color="#666666"/>
      <style:paragraph-properties fo:text-align="center"/>
    </style:style>
    <style:style style:name="P13" style:family="paragraph">
      <loext:graphic-properties draw:fill="solid" draw:fill-color="#b3b3b3"/>
      <style:paragraph-properties fo:text-align="center"/>
    </style:style>
    <style:style style:name="P14" style:family="paragraph">
      <style:paragraph-properties fo:text-align="center"/>
    </style:style>
    <style:style style:name="P15" style:family="paragraph">
      <loext:graphic-properties draw:fill="solid" draw:fill-color="#999999"/>
      <style:paragraph-properties fo:text-align="center"/>
    </style:style>
    <style:style style:name="P16" style:family="paragraph">
      <loext:graphic-properties draw:fill="none" draw:fill-color="#000000"/>
      <style:paragraph-properties fo:text-align="center"/>
    </style:style>
    <style:style style:name="P17" style:family="paragraph">
      <loext:graphic-properties draw:fill="none" draw:fill-color="#ffffff"/>
      <style:paragraph-properties fo:text-align="center" style:writing-mode="lr-tb"/>
      <style:text-properties fo:color="#ffffff" loext:opacity="100%" style:font-name="DejaVu Sans" fo:font-size="32pt" fo:font-weight="bold" style:font-size-asian="32pt" style:font-weight-asian="bold" style:font-size-complex="32pt" style:font-weight-complex="bold"/>
    </style:style>
    <style:style style:name="P18" style:family="paragraph">
      <loext:graphic-properties draw:fill="solid" draw:fill-color="#ffffff"/>
      <style:paragraph-properties fo:text-align="center" style:writing-mode="lr-tb"/>
      <style:text-properties fo:color="#ffffff" loext:opacity="100%" style:font-name="DejaVu Sans" fo:font-size="32pt" fo:font-weight="bold" style:font-size-asian="32pt" style:font-weight-asian="bold" style:font-size-complex="32pt" style:font-weight-complex="bold"/>
    </style:style>
    <style:style style:name="P19" style:family="paragraph">
      <loext:graphic-properties draw:fill="none" draw:fill-color="#ffffff"/>
      <style:paragraph-properties fo:text-align="center" style:writing-mode="lr-tb"/>
      <style:text-properties fo:color="#ffffff" loext:opacity="100%" style:font-name="DejaVu Sans" fo:font-size="64pt" fo:font-weight="bold" style:font-size-asian="64pt" style:font-weight-asian="bold" style:font-size-complex="64pt" style:font-weight-complex="bold"/>
    </style:style>
    <style:style style:name="P20" style:family="paragraph">
      <loext:graphic-properties draw:fill="solid" draw:fill-color="#ffffff"/>
      <style:paragraph-properties fo:text-align="center" style:writing-mode="lr-tb"/>
      <style:text-properties fo:color="#ffffff" loext:opacity="100%" style:font-name="DejaVu Sans" fo:font-size="64pt" fo:font-weight="bold" style:font-size-asian="64pt" style:font-weight-asian="bold" style:font-size-complex="64pt" style:font-weight-complex="bold"/>
    </style:style>
    <style:style style:name="P21" style:family="paragraph">
      <loext:graphic-properties draw:fill="none" draw:fill-color="#dc2300"/>
      <style:paragraph-properties fo:text-align="center"/>
    </style:style>
    <style:style style:name="T1" style:family="text">
      <style:text-properties fo:color="#ffffff" loext:opacity="100%" style:font-name="DejaVu Sans" fo:font-size="32pt" fo:font-weight="bold" style:font-size-asian="32pt" style:font-weight-asian="bold" style:font-size-complex="32pt" style:font-weight-complex="bold"/>
    </style:style>
    <style:style style:name="T2" style:family="text">
      <style:text-properties fo:color="#ffffff" loext:opacity="100%" style:font-name="DejaVu Sans" fo:font-size="64pt" fo:font-weight="bold" style:font-size-asian="64pt" style:font-weight-asian="bold" style:font-size-complex="6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4.5cm" svg:height="4.6cm" svg:x="0.2cm" svg:y="0.2cm">
          <draw:text-box>
            <text:p>About:</text:p>
            <text:p>License GPL</text:p>
            <text:p/>
            <text:p>© 2024 Andreas Butti</text:p>
          </draw:text-box>
        </draw:frame>
      </draw:page>
      <draw:page draw:name="page2" draw:style-name="dp1" draw:master-page-name="Standard">
        <draw:path draw:style-name="gr2" draw:text-style-name="P2" draw:layer="layout" svg:width="4.8cm" svg:height="2.6cm" svg:x="0.1cm" svg:y="1.2cm" svg:viewBox="0 0 4801 2601" svg:d="M217 58c66-38 140-58 217-58h3234c76 0 150 20 216 58s121 93 159 159 58 140 58 217v166h483c38 0 76 10 109 29s60 46 79 79 29 71 29 109v867c0 38-10 76-29 109s-46 60-79 79-71 29-109 29h-483v267c0 76-20 150-58 216s-93 121-159 159-140 58-216 58h-1-3233c-77 0-151-20-217-58s-121-93-159-159-58-140-58-216v-1-1733c0-77 20-151 58-217s93-121 159-159z">
          <text:p/>
        </draw:path>
        <draw:custom-shape draw:style-name="gr3" draw:text-style-name="P3" draw:layer="layout" svg:width="0.9cm" svg:height="2cm" svg:x="0.5cm" svg:y="1.5cm">
          <text:p/>
          <draw:enhanced-geometry svg:viewBox="0 0 21600 21600" draw:type="rectangle" draw:enhanced-path="M 0 0 L 21600 0 21600 21600 0 21600 0 0 Z N"/>
        </draw:custom-shape>
        <draw:custom-shape draw:style-name="gr4" draw:text-style-name="P4" draw:layer="layout" svg:width="0.9cm" svg:height="2cm" svg:x="1.7cm" svg:y="1.5cm">
          <text:p/>
          <draw:enhanced-geometry svg:viewBox="0 0 21600 21600" draw:type="rectangle" draw:enhanced-path="M 0 0 L 21600 0 21600 21600 0 21600 0 0 Z N"/>
        </draw:custom-shape>
        <draw:custom-shape draw:style-name="gr4" draw:text-style-name="P4" draw:layer="layout" svg:width="0.9cm" svg:height="2cm" svg:x="2.9cm" svg:y="1.5cm">
          <text:p/>
          <draw:enhanced-geometry svg:viewBox="0 0 21600 21600" draw:type="rectangle" draw:enhanced-path="M 0 0 L 21600 0 21600 21600 0 21600 0 0 Z N"/>
        </draw:custom-shape>
      </draw:page>
      <draw:page draw:name="page3" draw:style-name="dp1" draw:master-page-name="Standard">
        <draw:path draw:style-name="gr5" draw:text-style-name="P2" draw:layer="layout" svg:width="3.2cm" svg:height="4.1cm" svg:x="0.9cm" svg:y="0.45cm" svg:viewBox="0 0 3201 4101" svg:d="M734 0h2232c21 0 41 3 61 8s39 13 57 23c17 11 34 23 48 38 15 14 27 31 38 48 10 18 18 37 23 57 5 19 8 39 8 59v1 1 3631c0 21-3 41-8 61s-13 39-23 57c-11 17-23 34-38 48-14 15-31 27-48 38-18 10-37 18-57 23s-40 8-61 8h-2731c-21 0-41-3-61-8s-39-13-57-23c-17-11-34-23-48-38-15-14-27-31-38-48-10-18-18-37-23-57s-8-40-8-61v-3269z">
          <text:p/>
        </draw:path>
        <draw:custom-shape draw:style-name="gr6" draw:text-style-name="P5" draw:layer="layout" svg:width="0.3cm" svg:height="0.9cm" svg:x="3.173cm" svg:y="0.7cm">
          <text:p/>
          <draw:enhanced-geometry svg:viewBox="0 0 21600 21600" draw:type="rectangle" draw:enhanced-path="M 0 0 L 21600 0 21600 21600 0 21600 0 0 Z N"/>
        </draw:custom-shape>
        <draw:custom-shape draw:style-name="gr6" draw:text-style-name="P5" draw:layer="layout" svg:width="0.3cm" svg:height="0.9cm" svg:x="2.773cm" svg:y="0.7cm">
          <text:p/>
          <draw:enhanced-geometry svg:viewBox="0 0 21600 21600" draw:type="rectangle" draw:enhanced-path="M 0 0 L 21600 0 21600 21600 0 21600 0 0 Z N"/>
        </draw:custom-shape>
        <draw:custom-shape draw:style-name="gr6" draw:text-style-name="P5" draw:layer="layout" svg:width="0.3cm" svg:height="0.9cm" svg:x="2.373cm" svg:y="0.7cm">
          <text:p/>
          <draw:enhanced-geometry svg:viewBox="0 0 21600 21600" draw:type="rectangle" draw:enhanced-path="M 0 0 L 21600 0 21600 21600 0 21600 0 0 Z N"/>
        </draw:custom-shape>
        <draw:custom-shape draw:style-name="gr6" draw:text-style-name="P5" draw:layer="layout" svg:width="0.3cm" svg:height="0.9cm" svg:x="1.973cm" svg:y="0.7cm">
          <text:p/>
          <draw:enhanced-geometry svg:viewBox="0 0 21600 21600" draw:type="rectangle" draw:enhanced-path="M 0 0 L 21600 0 21600 21600 0 21600 0 0 Z N"/>
        </draw:custom-shape>
        <draw:custom-shape draw:style-name="gr6" draw:text-style-name="P5" draw:layer="layout" svg:width="0.3cm" svg:height="0.9cm" svg:x="1.173cm" svg:y="1cm">
          <text:p/>
          <draw:enhanced-geometry svg:viewBox="0 0 21600 21600" draw:type="rectangle" draw:enhanced-path="M 0 0 L 21600 0 21600 21600 0 21600 0 0 Z N"/>
        </draw:custom-shape>
        <draw:custom-shape draw:style-name="gr6" draw:text-style-name="P5" draw:layer="layout" svg:width="0.3cm" svg:height="0.9cm" svg:x="1.573cm" svg:y="0.7cm">
          <text:p/>
          <draw:enhanced-geometry svg:viewBox="0 0 21600 21600" draw:type="rectangle" draw:enhanced-path="M 0 0 L 21600 0 21600 21600 0 21600 0 0 Z N"/>
        </draw:custom-shape>
        <draw:custom-shape draw:style-name="gr6" draw:text-style-name="P5" draw:layer="layout" svg:width="0.3cm" svg:height="0.9cm" svg:x="3.573cm" svg:y="0.7cm">
          <text:p/>
          <draw:enhanced-geometry svg:viewBox="0 0 21600 21600" draw:type="rectangle" draw:enhanced-path="M 0 0 L 21600 0 21600 21600 0 21600 0 0 Z N"/>
        </draw:custom-shape>
      </draw:page>
      <draw:page draw:name="page4" draw:style-name="dp1" draw:master-page-name="Standard">
        <draw:custom-shape draw:style-name="gr7" draw:text-style-name="P2" draw:layer="layout" svg:width="4.7cm" svg:height="4.7cm" svg:x="0.15cm" svg:y="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6" draw:layer="layout" svg:width="1.549cm" svg:height="4.765cm" svg:x="0.95cm" svg:y="0.117cm" svg:viewBox="0 0 1550 4766" svg:d="M1550 101c-73 13-145 33-216 59-139 51-273 127-399 227-126 101-242 223-344 364-103 141-193 302-266 476-147 352-225 750-225 1156s78 804 225 1156c73 175 163 335 266 476 102 141 218 264 344 364s260 176 399 227c71 26 143 46 216 59v101c-85-14-169-36-251-66-148-55-292-136-426-243-133-105-255-234-363-383-107-147-201-314-277-497-153-363-233-775-233-1194s80-831 233-1194c76-183 170-349 277-497 108-148 230-277 363-383 134-107 278-188 426-243 82-30 166-52 251-66z">
          <text:p/>
        </draw:path>
        <draw:path draw:style-name="gr8" draw:text-style-name="P6" draw:layer="layout" svg:width="1.549cm" svg:height="4.765cm" svg:x="2.45cm" svg:y="0.117cm" svg:viewBox="0 0 1550 4766" svg:d="M0 101c73 13 145 33 216 59 139 51 273 127 399 227 126 101 242 223 344 364 103 141 193 302 266 476 147 352 225 750 225 1156s-78 804-225 1156c-73 175-163 335-266 476-102 141-218 264-344 364s-260 176-399 227c-71 26-143 46-216 59v101c85-14 169-36 251-66 148-55 292-136 426-243 133-105 255-234 363-383 107-147 201-314 277-497 153-363 233-775 233-1194s-80-831-233-1194c-76-183-170-349-277-497-108-148-230-277-363-383-134-107-278-188-426-243-82-30-166-52-251-66z">
          <text:p/>
        </draw:path>
        <draw:line draw:style-name="gr9" draw:text-style-name="P7" draw:layer="layout" svg:x1="2.482cm" svg:y1="0.176cm" svg:x2="2.482cm" svg:y2="4.876cm">
          <text:p/>
        </draw:line>
        <draw:line draw:style-name="gr9" draw:text-style-name="P7" draw:layer="layout" svg:x1="0.6cm" svg:y1="1.1cm" svg:x2="4.4cm" svg:y2="1.1cm">
          <text:p/>
        </draw:line>
        <draw:line draw:style-name="gr9" draw:text-style-name="P7" draw:layer="layout" svg:x1="0.6cm" svg:y1="3.9cm" svg:x2="4.4cm" svg:y2="3.9cm">
          <text:p/>
        </draw:line>
        <draw:line draw:style-name="gr9" draw:text-style-name="P7" draw:layer="layout" svg:x1="0.182cm" svg:y1="2.5cm" svg:x2="4.818cm" svg:y2="2.5cm">
          <text:p/>
        </draw:line>
      </draw:page>
      <draw:page draw:name="page5" draw:style-name="dp1" draw:master-page-name="Standard">
        <draw:custom-shape draw:style-name="gr10" draw:text-style-name="P2" draw:layer="layout" svg:width="4.4cm" svg:height="4cm" svg:x="0.3cm" svg:y="0.5cm">
          <text:p/>
          <draw:enhanced-geometry svg:viewBox="0 0 21600 21600" draw:type="rectangle" draw:enhanced-path="M 0 0 L 21600 0 21600 21600 0 21600 0 0 Z N"/>
        </draw:custom-shape>
        <draw:polygon draw:style-name="gr11" draw:text-style-name="P2" draw:layer="layout" svg:width="3.799cm" svg:height="3.399cm" svg:x="0.6cm" svg:y="0.9cm" svg:viewBox="0 0 3800 3400" draw:points="0,2800 0,0 3800,0 3800,2800 2300,2800 2300,3400 1500,3400 1500,2800">
          <text:p/>
        </draw:polygon>
        <draw:g>
          <draw:custom-shape draw:style-name="gr12" draw:text-style-name="P8" draw:layer="layout" svg:width="0.3cm" svg:height="0.4cm" svg:x="0.95cm" svg:y="0.95cm">
            <text:p/>
            <draw:enhanced-geometry svg:viewBox="0 0 21600 21600" draw:type="rectangle" draw:enhanced-path="M 0 0 L 21600 0 21600 21600 0 21600 0 0 Z N"/>
          </draw:custom-shape>
          <draw:custom-shape draw:style-name="gr12" draw:text-style-name="P8" draw:layer="layout" svg:width="0.3cm" svg:height="0.4cm" svg:x="1.35cm" svg:y="0.95cm">
            <text:p/>
            <draw:enhanced-geometry svg:viewBox="0 0 21600 21600" draw:type="rectangle" draw:enhanced-path="M 0 0 L 21600 0 21600 21600 0 21600 0 0 Z N"/>
          </draw:custom-shape>
          <draw:custom-shape draw:style-name="gr12" draw:text-style-name="P8" draw:layer="layout" svg:width="0.3cm" svg:height="0.4cm" svg:x="1.75cm" svg:y="0.95cm">
            <text:p/>
            <draw:enhanced-geometry svg:viewBox="0 0 21600 21600" draw:type="rectangle" draw:enhanced-path="M 0 0 L 21600 0 21600 21600 0 21600 0 0 Z N"/>
          </draw:custom-shape>
          <draw:custom-shape draw:style-name="gr12" draw:text-style-name="P8" draw:layer="layout" svg:width="0.3cm" svg:height="0.4cm" svg:x="2.15cm" svg:y="0.95cm">
            <text:p/>
            <draw:enhanced-geometry svg:viewBox="0 0 21600 21600" draw:type="rectangle" draw:enhanced-path="M 0 0 L 21600 0 21600 21600 0 21600 0 0 Z N"/>
          </draw:custom-shape>
          <draw:custom-shape draw:style-name="gr12" draw:text-style-name="P8" draw:layer="layout" svg:width="0.3cm" svg:height="0.4cm" svg:x="2.55cm" svg:y="0.95cm">
            <text:p/>
            <draw:enhanced-geometry svg:viewBox="0 0 21600 21600" draw:type="rectangle" draw:enhanced-path="M 0 0 L 21600 0 21600 21600 0 21600 0 0 Z N"/>
          </draw:custom-shape>
          <draw:custom-shape draw:style-name="gr12" draw:text-style-name="P8" draw:layer="layout" svg:width="0.3cm" svg:height="0.4cm" svg:x="2.95cm" svg:y="0.95cm">
            <text:p/>
            <draw:enhanced-geometry svg:viewBox="0 0 21600 21600" draw:type="rectangle" draw:enhanced-path="M 0 0 L 21600 0 21600 21600 0 21600 0 0 Z N"/>
          </draw:custom-shape>
          <draw:custom-shape draw:style-name="gr12" draw:text-style-name="P8" draw:layer="layout" svg:width="0.3cm" svg:height="0.4cm" svg:x="3.35cm" svg:y="0.95cm">
            <text:p/>
            <draw:enhanced-geometry svg:viewBox="0 0 21600 21600" draw:type="rectangle" draw:enhanced-path="M 0 0 L 21600 0 21600 21600 0 21600 0 0 Z N"/>
          </draw:custom-shape>
          <draw:custom-shape draw:style-name="gr12" draw:text-style-name="P8" draw:layer="layout" svg:width="0.3cm" svg:height="0.4cm" svg:x="3.75cm" svg:y="0.95cm">
            <text:p/>
            <draw:enhanced-geometry svg:viewBox="0 0 21600 21600" draw:type="rectangle" draw:enhanced-path="M 0 0 L 21600 0 21600 21600 0 21600 0 0 Z N"/>
          </draw:custom-shape>
        </draw:g>
      </draw:page>
      <draw:page draw:name="page6" draw:style-name="dp1" draw:master-page-name="Standard">
        <draw:custom-shape draw:style-name="gr13" draw:text-style-name="P2" draw:layer="layout" svg:width="4.8cm" svg:height="4.8cm" svg:x="0.1cm" svg:y="0.1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polygon draw:style-name="gr14" draw:text-style-name="P9" draw:layer="layout" svg:width="0.486cm" svg:height="0.641cm" svg:x="1.297cm" svg:y="2.164cm" svg:viewBox="0 0 487 642" draw:points="447,31 447,162 421,151 396,142 372,134 347,127 324,122 300,118 278,116 267,116 256,116 242,116 229,117 217,118 206,119 196,122 187,124 179,128 175,129 172,131 168,133 165,135 162,138 160,140 157,143 155,146 153,148 151,151 150,154 148,158 147,161 146,165 145,168 145,172 144,176 144,180 145,186 145,189 145,192 146,195 147,197 148,200 149,202 150,205 152,207 153,209 155,211 156,213 158,215 161,217 163,219 165,221 168,222 174,226 181,229 189,232 197,235 207,237 230,243 297,256 322,262 345,268 366,275 385,282 403,291 418,300 432,309 438,314 444,319 449,325 454,330 459,336 463,343 467,349 470,356 473,363 476,370 481,386 484,403 487,420 487,439 486,464 483,487 479,509 476,519 472,529 468,538 464,547 459,555 453,563 447,571 441,578 434,585 427,592 419,598 410,603 402,609 392,613 382,618 372,622 350,629 326,635 300,638 272,641 242,642 212,641 183,639 153,635 124,630 94,624 65,616 35,608 5,597 5,463 35,477 64,490 92,501 120,510 133,514 147,517 161,520 174,522 187,524 200,525 213,526 226,526 239,526 251,525 262,524 272,522 282,519 291,516 299,513 302,511 306,509 309,506 313,504 315,502 318,499 321,496 323,493 325,491 327,487 328,484 330,481 331,478 332,474 333,470 333,467 334,463 334,459 333,452 333,445 332,442 331,439 330,436 329,433 328,430 326,428 325,425 323,423 321,421 319,418 317,416 315,414 312,412 310,410 303,406 296,403 287,399 277,396 266,392 240,386 178,372 156,367 135,361 116,354 98,347 82,338 67,329 54,319 48,314 43,309 38,303 33,298 28,292 24,285 20,279 17,272 14,265 11,258 6,243 3,227 1,210 0,192 1,169 4,148 6,138 8,128 11,119 15,110 19,101 23,93 28,85 33,77 39,70 46,63 52,56 60,50 67,44 75,38 84,33 93,28 112,19 132,12 154,7 178,3 204,1 231,0 256,0 282,2 309,4 335,8 363,12 390,17 418,23">
            <text:p/>
          </draw:polygon>
          <draw:polygon draw:style-name="gr14" draw:text-style-name="P9" draw:layer="layout" svg:width="0.568cm" svg:height="0.618cm" svg:x="1.85cm" svg:y="2.175cm" svg:viewBox="0 0 569 619" draw:points="0,0 569,0 569,121 364,121 364,619 205,619 205,121 0,121">
            <text:p/>
          </draw:polygon>
          <draw:path draw:style-name="gr14" draw:text-style-name="P9" draw:layer="layout" svg:width="0.634cm" svg:height="0.641cm" svg:x="2.463cm" svg:y="2.164cm" svg:viewBox="0 0 635 642" svg:d="M318 116h-18l-9 1-8 2-8 2-7 2-8 3-7 3-7 4-7 4-6 4-6 5-6 5-6 6-5 6-5 6-5 7-5 8-8 15-7 17-5 18-5 20-3 21-2 22v24 24l2 22 3 21 5 19 5 19 7 17 8 15 5 7 5 7 5 7 5 6 6 5 6 6 6 5 6 4 7 4 7 4 7 3 8 2 7 3 8 2 8 1 9 1 18 1 17-1 9-1 8-1 8-2 8-3 7-2 8-3 7-4 6-4 7-4 6-5 6-6 5-5 6-6 5-7 5-7 4-7 8-15 7-17 6-19 4-19 4-21 1-22 1-24-1-24-1-22-4-21-4-20-6-18-7-17-8-15-4-8-5-7-5-6-6-6-5-6-6-5-6-5-7-4-6-4-7-4-8-3-7-3-8-2-8-2-8-2-9-1zM318 0l36 1 34 4 32 7 30 9 15 6 14 6 13 7 13 8 12 8 12 9 11 10 11 10 10 11 10 12 9 12 8 12 7 13 7 13 7 14 5 15 9 30 7 33 4 34 1 37-1 36-4 35-7 32-9 31-5 14-7 14-7 14-7 13-8 12-9 12-10 11-10 11-11 11-11 9-12 9-12 9-13 7-13 7-14 7-15 5-30 10-32 6-34 4-36 2-36-2-35-4-32-6-30-10-14-5-14-7-13-7-13-7-12-9-12-9-12-9-10-11-11-11-9-11-9-12-8-12-8-13-7-14-6-14-6-14-9-31-7-32-4-35-1-36 1-37 4-34 7-33 9-30 6-15 6-14 7-13 8-13 8-12 9-12 9-12 11-11 10-10 12-10 12-9 12-8 13-8 13-7 14-6 14-6 30-9 32-7 35-4z">
            <text:p/>
          </draw:path>
          <draw:path draw:style-name="gr14" draw:text-style-name="P9" draw:layer="layout" svg:width="0.507cm" svg:height="0.617cm" svg:x="3.219cm" svg:y="2.175cm" svg:viewBox="0 0 508 618" svg:d="M0 0h264l29 1 27 2 25 4 23 6 22 7 20 9 10 6 9 5 8 6 8 6 8 7 7 7 7 8 6 7 5 8 6 9 4 9 5 9 3 9 3 10 3 10 2 11 3 22 1 24-1 23-3 22-2 11-3 10-3 10-3 10-5 9-4 9-6 8-5 8-6 8-7 7-7 7-8 7-8 7-8 5-9 6-10 5-20 9-22 7-23 6-25 4-27 3-29 1h-105v214h-159zM159 116v172h88 12l10-1 10-2 9-3 9-3 4-2 4-2 4-2 3-2 4-3 3-3 3-2 3-3 2-4 3-3 2-3 2-4 2-4 2-4 1-4 2-4 2-9 1-9v-10-10l-1-10-2-9-2-4-1-4-2-4-2-4-2-3-2-4-3-3-2-3-3-3-3-3-3-3-4-2-3-3-4-2-4-2-4-2-9-3-9-2-10-2-10-1h-12z">
            <text:p/>
          </draw:path>
        </draw:g>
      </draw:page>
      <draw:page draw:name="page7" draw:style-name="dp1" draw:master-page-name="Standard"/>
      <draw:page draw:name="page8" draw:style-name="dp1" draw:master-page-name="Standard">
        <draw:custom-shape draw:style-name="gr15"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9" draw:style-name="dp1" draw:master-page-name="Standard">
        <draw:path draw:style-name="gr18" draw:text-style-name="P2" draw:layer="layout" svg:width="4.8cm" svg:height="4.8cm" svg:x="0.1cm" svg:y="0.1cm" svg:viewBox="0 0 4801 4801" svg:d="M3029 2763c63-110 97-235 97-363 0-127-34-252-97-362-64-111-155-202-266-266-110-63-235-97-363-97-127 0-252 34-362 97-111 64-202 155-266 266-63 110-97 235-97 363 0 127 34 252 97 362 64 111 155 202 266 266 110 63 235 97 363 97 127 0 252-34 362-97 111-64 202-155 266-266zM3916 4263l-482-268c-27 18-55 35-83 51-178 103-371 176-570 217l-145 526c-78 8-156 12-235 12-83 0-165-4-247-13l-150-529c-194-41-381-113-554-213-33-19-65-39-97-60l-475 271c-125-102-239-217-340-342l267-481c-17-27-34-55-50-83-103-178-176-370-216-570l-527-145c-8-78-12-156-12-235 0-83 4-165 13-247l529-151c41-193 113-380 213-553 19-32 38-65 59-96l-270-475c102-125 217-239 342-341l481 268c27-18 55-35 83-51 178-103 370-175 569-216l145-527c78-8 157-12 236-12 82 0 164 4 246 13l151 529c194 41 381 113 554 213 32 18 64 38 96 59l475-271c125 102 239 217 340 342l-267 481c18 28 35 56 51 84 103 178 176 370 216 569l527 145c8 78 12 157 12 236 0 82-4 164-13 246l-529 150c-41 194-113 382-213 555-19 33-39 65-59 96l270 476c-102 124-216 238-341 340z">
          <text:p/>
        </draw:path>
      </draw:page>
      <draw:page draw:name="page10" draw:style-name="dp1" draw:master-page-name="Standard">
        <draw:custom-shape draw:style-name="gr19" draw:text-style-name="P2" xml:id="id1" draw:id="id1" draw:layer="layout" svg:width="1.9cm" svg:height="1.9cm" svg:x="0.4cm" svg:y="0.4cm">
          <text:p/>
          <draw:enhanced-geometry svg:viewBox="0 0 21600 21600" draw:type="rectangle" draw:enhanced-path="M 0 0 L 21600 0 21600 21600 0 21600 0 0 Z N"/>
        </draw:custom-shape>
        <draw:custom-shape draw:style-name="gr20" draw:text-style-name="P2" xml:id="id2" draw:id="id2" draw:layer="layout" svg:width="1.9cm" svg:height="1.9cm" svg:x="2.7cm" svg:y="2.7cm">
          <text:p/>
          <draw:enhanced-geometry svg:viewBox="0 0 21600 21600" draw:type="rectangle" draw:enhanced-path="M 0 0 L 21600 0 21600 21600 0 21600 0 0 Z N"/>
        </draw:custom-shape>
        <draw:connector draw:style-name="gr21" draw:text-style-name="P7" draw:layer="layout" svg:x1="2.3cm" svg:y1="1.35cm" svg:x2="3.65cm" svg:y2="2.7cm" draw:start-shape="id1" draw:start-glue-point="1" draw:end-shape="id2" draw:end-glue-point="0" svg:d="M2300 1350h1350v1350" svg:viewBox="0 0 1351 1351">
          <text:p/>
        </draw:connector>
        <draw:connector draw:style-name="gr21" draw:text-style-name="P7" draw:layer="layout" svg:x1="2.7cm" svg:y1="3.65cm" svg:x2="1.35cm" svg:y2="2.3cm" draw:start-shape="id2" draw:start-glue-point="3" draw:end-shape="id1" draw:end-glue-point="2" svg:d="M2700 3650h-1350v-1350" svg:viewBox="0 0 1351 1351">
          <text:p/>
        </draw:connector>
      </draw:page>
      <draw:page draw:name="page11" draw:style-name="dp1" draw:master-page-name="Standard">
        <draw:path draw:style-name="gr22" draw:text-style-name="P2" draw:layer="layout" svg:width="4.699cm" svg:height="4cm" svg:x="0.15cm" svg:y="0.5cm" svg:viewBox="0 0 4700 4001" svg:d="M301 549c57-31 118-54 181-67v-286c0-34 9-68 27-98 17-30 43-54 73-72 31-17 66-26 101-26h1165c36 0 70 9 101 26 30 18 56 42 73 72 18 30 27 64 27 98v275h2048c106 0 210 27 302 78 91 52 167 126 220 216 53 89 81 191 81 294v2354c0 103-28 204-81 294-53 89-129 164-220 215-92 52-196 79-302 79h-1-3493c-106 0-210-27-302-79-91-51-167-126-220-215-53-90-81-191-81-294v-1-2353c0-103 28-205 81-294 53-90 129-164 220-216z">
          <text:p/>
        </draw:path>
        <draw:line draw:style-name="gr23" draw:text-style-name="P7" draw:layer="layout" svg:x1="0.2cm" svg:y1="1.5cm" svg:x2="4.8cm" svg:y2="1.5cm">
          <text:p/>
        </draw:line>
      </draw:page>
      <draw:page draw:name="page12" draw:style-name="dp1" draw:master-page-name="Standard">
        <draw:g>
          <draw:g>
            <draw:path draw:style-name="gr24" draw:text-style-name="P2" draw:layer="layout" svg:width="4.6cm" svg:height="3.8cm" svg:x="0.2cm" svg:y="0.6cm" svg:viewBox="0 0 4601 3801" svg:d="M275 574c84-49 179-74 275-74h300v-300c0-35 9-69 27-100 17-30 43-56 73-73 31-18 65-27 100-27h2501c35 0 69 9 100 27 30 17 56 43 73 73 18 31 27 65 27 100v300h300c96 0 191 25 275 74 84 48 153 117 201 201 49 84 74 179 74 275v2201c0 96-25 191-74 275-48 84-117 153-201 201-84 49-179 74-275 74h-1-3500c-96 0-191-25-275-74-84-48-153-117-201-201-49-84-74-179-74-275v-1-2200c0-96 25-191 74-275 48-84 117-153 201-201z">
              <text:p/>
            </draw:path>
            <draw:custom-shape draw:style-name="gr25" draw:text-style-name="P2" draw:layer="layout" svg:width="1.7cm" svg:height="1.7cm" svg:x="1.6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 draw:text-style-name="P11" draw:layer="layout" svg:width="3.2cm" svg:height="2.8cm" svg:x="0.9cm" svg:y="1cm">
            <text:p/>
            <draw:enhanced-geometry svg:viewBox="0 0 21600 21600"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6" draw:text-style-name="P11" draw:layer="layout" svg:width="3.2cm" svg:height="2.8cm" svg:x="0.9cm" svg:y="1.5cm">
            <text:p/>
            <draw:enhanced-geometry svg:viewBox="0 0 21600 21600" draw:mirror-vertical="true" draw:mirror-horizontal="true"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page>
      <draw:page draw:name="page13" draw:style-name="dp1" draw:master-page-name="Standard">
        <draw:custom-shape draw:style-name="gr27" draw:text-style-name="P2" draw:layer="layout" svg:width="3.2cm" svg:height="4.8cm" svg:x="0.9cm" svg:y="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2" draw:layer="layout" svg:width="0.5cm" svg:height="0.5cm" svg:x="2.25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7" draw:layer="layout" svg:x1="0.9cm" svg:y1="0.7cm" svg:x2="4.1cm" svg:y2="0.7cm">
          <text:p/>
        </draw:line>
        <draw:line draw:style-name="gr23" draw:text-style-name="P7" draw:layer="layout" svg:x1="2.25cm" svg:y1="0.4cm" svg:x2="2.75cm" svg:y2="0.4cm">
          <text:p/>
        </draw:line>
      </draw:page>
      <draw:page draw:name="page14" draw:style-name="dp1" draw:master-page-name="Standard">
        <draw:custom-shape draw:style-name="gr29" draw:text-style-name="P2" draw:layer="layout" svg:width="4.9cm" svg:height="4.9cm" svg:x="0.05cm" svg:y="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7" draw:layer="layout" svg:x1="0.3cm" svg:y1="2.5cm" svg:x2="1.6cm" svg:y2="2.5cm">
          <text:p/>
        </draw:line>
        <draw:line draw:style-name="gr30" draw:text-style-name="P7" draw:layer="layout" svg:x1="2.2cm" svg:y1="1.2cm" svg:x2="1.6cm" svg:y2="2.5cm">
          <text:p/>
        </draw:line>
        <draw:line draw:style-name="gr30" draw:text-style-name="P7" draw:layer="layout" svg:x1="3.1cm" svg:y1="3.4cm" svg:x2="2.2cm" svg:y2="1.2cm">
          <text:p/>
        </draw:line>
        <draw:line draw:style-name="gr30" draw:text-style-name="P7" draw:layer="layout" svg:x1="3.7cm" svg:y1="2.4cm" svg:x2="3.1cm" svg:y2="3.4cm">
          <text:p/>
        </draw:line>
        <draw:line draw:style-name="gr30" draw:text-style-name="P7" draw:layer="layout" svg:x1="4.7cm" svg:y1="2.4cm" svg:x2="3.7cm" svg:y2="2.4cm">
          <text:p/>
        </draw:line>
      </draw:page>
      <draw:page draw:name="page15" draw:style-name="dp1" draw:master-page-name="Standard">
        <draw:custom-shape draw:style-name="gr31" draw:text-style-name="P2" draw:layer="layout" svg:width="2.849cm" svg:height="2.849cm" svg:x="1.076cm" svg:y="0.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2.9cm" svg:x2="2.5cm" svg:y2="5cm">
          <text:p/>
        </draw:line>
      </draw:page>
      <draw:page draw:name="page16" draw:style-name="dp1" draw:master-page-name="Standard">
        <draw:custom-shape draw:style-name="gr31" draw:text-style-name="P2" draw:layer="layout" svg:width="2.849cm" svg:height="2.849cm" svg:x="1.076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0cm" svg:x2="2.5cm" svg:y2="2.1cm">
          <text:p/>
        </draw:line>
      </draw:page>
      <draw:page draw:name="page17" draw:style-name="dp1" draw:master-page-name="Standard">
        <draw:custom-shape draw:style-name="gr32"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 draw:text-style-name="P13" draw:layer="layout" svg:width="1.665cm" svg:height="0.499cm" draw:transform="rotate (0.775973385436679) translate (-0.0806022213611634cm 1.01807715391404cm)" svg:viewBox="0 0 1666 500" svg:d="M0 500c84-152 206-278 352-366s312-134 481-134 335 46 481 134 267 214 352 366z">
          <text:p/>
        </draw:path>
        <draw:path draw:style-name="gr33" draw:text-style-name="P13" draw:layer="layout" svg:width="1.665cm" svg:height="0.499cm" draw:transform="rotate (-0.77562431958628) translate (3.94944143153301cm -0.123469806880144cm)" svg:viewBox="0 0 1666 500" svg:d="M1666 500c-85-152-206-278-352-366s-312-134-481-134-335 46-481 134-268 214-352 366z">
          <text:p/>
        </draw:path>
      </draw:page>
      <draw:page draw:name="page18" draw:style-name="dp1" draw:master-page-name="Standard">
        <draw:custom-shape draw:style-name="gr32"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4" draw:text-style-name="P14" draw:layer="layout" svg:width="1.631cm" svg:height="1.599cm" svg:x="2.759cm" svg:y="0.7cm" svg:viewBox="0 0 1632 1600" svg:d="M350 0c118 40 233 92 342 155 289 167 529 407 696 695 133 231 216 487 244 750h-1632z">
          <text:p/>
        </draw:path>
        <draw:line draw:style-name="gr16" draw:text-style-name="P7" draw:layer="layout" svg:x1="2.5cm" svg:y1="2.5cm" svg:x2="2.936cm" svg:y2="0.5cm">
          <text:p/>
        </draw:line>
      </draw:page>
      <draw:page draw:name="page19" draw:style-name="dp1" draw:master-page-name="Standard">
        <draw:custom-shape draw:style-name="gr35" draw:text-style-name="P2" draw:layer="layout" svg:width="4.9cm" svg:height="3.6cm" svg:x="0.05cm" svg:y="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6" draw:text-style-name="P12" draw:layer="layout" svg:width="4.984cm" svg:height="0.549cm" svg:x="0.008cm" svg:y="0.65cm" svg:viewBox="0 0 4985 550" svg:d="M0 550c4-23 8-46 14-68 15-55 37-107 65-157 29-49 64-95 104-135s85-74 134-103c50-28 102-50 157-65 55-14 111-22 168-22h3701c57 0 114 8 168 22 55 15 108 37 157 65 50 29 95 63 135 103s75 86 103 135c29 50 50 102 65 157 6 22 11 45 14 68z">
          <text:p/>
        </draw:path>
        <draw:custom-shape draw:style-name="gr37" draw:text-style-name="P12" draw:layer="layout" svg:width="0.3cm" svg:height="0.8cm" svg:x="0.6cm" svg:y="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3cm" svg:height="0.8cm" svg:x="4.1cm" svg:y="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 draw:text-style-name="P15" draw:layer="layout" svg:width="0.9cm" svg:height="0.9cm" svg:x="1.45cm" svg:y="1.5cm">
            <text:p/>
            <draw:enhanced-geometry svg:viewBox="0 0 21600 21600" draw:type="rectangle" draw:enhanced-path="M 0 0 L 21600 0 21600 21600 0 21600 0 0 Z N"/>
          </draw:custom-shape>
          <draw:custom-shape draw:style-name="gr39" draw:text-style-name="P15" draw:layer="layout" svg:width="0.9cm" svg:height="0.9cm" svg:x="2.65cm" svg:y="1.5cm">
            <text:p/>
            <draw:enhanced-geometry svg:viewBox="0 0 21600 21600" draw:type="rectangle" draw:enhanced-path="M 0 0 L 21600 0 21600 21600 0 21600 0 0 Z N"/>
          </draw:custom-shape>
          <draw:custom-shape draw:style-name="gr39" draw:text-style-name="P15" draw:layer="layout" svg:width="0.9cm" svg:height="0.9cm" svg:x="1.45cm" svg:y="2.7cm">
            <text:p/>
            <draw:enhanced-geometry svg:viewBox="0 0 21600 21600" draw:type="rectangle" draw:enhanced-path="M 0 0 L 21600 0 21600 21600 0 21600 0 0 Z N"/>
          </draw:custom-shape>
          <draw:custom-shape draw:style-name="gr39" draw:text-style-name="P15" draw:layer="layout" svg:width="0.9cm" svg:height="0.9cm" svg:x="2.65cm" svg:y="2.7cm">
            <text:p/>
            <draw:enhanced-geometry svg:viewBox="0 0 21600 21600" draw:type="rectangle" draw:enhanced-path="M 0 0 L 21600 0 21600 21600 0 21600 0 0 Z N"/>
          </draw:custom-shape>
          <draw:custom-shape draw:style-name="gr39" draw:text-style-name="P15" draw:layer="layout" svg:width="0.9cm" svg:height="0.9cm" svg:x="3.85cm" svg:y="2.7cm">
            <text:p/>
            <draw:enhanced-geometry svg:viewBox="0 0 21600 21600" draw:type="rectangle" draw:enhanced-path="M 0 0 L 21600 0 21600 21600 0 21600 0 0 Z N"/>
          </draw:custom-shape>
          <draw:custom-shape draw:style-name="gr39" draw:text-style-name="P15" draw:layer="layout" svg:width="0.9cm" svg:height="0.9cm" svg:x="3.85cm" svg:y="1.5cm">
            <text:p/>
            <draw:enhanced-geometry svg:viewBox="0 0 21600 21600" draw:type="rectangle" draw:enhanced-path="M 0 0 L 21600 0 21600 21600 0 21600 0 0 Z N"/>
          </draw:custom-shape>
          <draw:custom-shape draw:style-name="gr39" draw:text-style-name="P15" draw:layer="layout" svg:width="0.9cm" svg:height="0.9cm" svg:x="0.25cm" svg:y="2.7cm">
            <text:p/>
            <draw:enhanced-geometry svg:viewBox="0 0 21600 21600" draw:type="rectangle" draw:enhanced-path="M 0 0 L 21600 0 21600 21600 0 21600 0 0 Z N"/>
          </draw:custom-shape>
        </draw:g>
      </draw:page>
      <draw:page draw:name="page20" draw:style-name="dp1" draw:master-page-name="Standard">
        <draw:line draw:style-name="gr40" draw:text-style-name="P7" draw:layer="layout" svg:x1="0.8cm" svg:y1="3.4cm" svg:x2="2cm" svg:y2="4.8cm">
          <text:p/>
        </draw:line>
        <draw:line draw:style-name="gr40" draw:text-style-name="P7" draw:layer="layout" svg:x1="4.4cm" svg:y1="0.2cm" svg:x2="2cm" svg:y2="4.8cm">
          <text:p/>
        </draw:line>
      </draw:page>
      <draw:page draw:name="page21" draw:style-name="dp1" draw:master-page-name="Standard">
        <draw:custom-shape draw:style-name="gr41"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2" draw:style-name="dp1" draw:master-page-name="Standard">
        <draw:custom-shape draw:style-name="gr42"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1.7cm" svg:y1="1.6cm" svg:x2="3.3cm" svg:y2="1.6cm">
          <text:p/>
        </draw:line>
        <draw:line draw:style-name="gr45" draw:text-style-name="P7" draw:layer="layout" svg:x1="3.3cm" svg:y1="1.6cm" svg:x2="3.3cm" svg:y2="3.1cm">
          <text:p/>
        </draw:line>
        <draw:line draw:style-name="gr45" draw:text-style-name="P7" draw:layer="layout" svg:x1="1.7cm" svg:y1="3.4cm" svg:x2="1.7cm" svg:y2="1.9cm">
          <text:p/>
        </draw:line>
        <draw:line draw:style-name="gr44" draw:text-style-name="P7" draw:layer="layout" svg:x1="1.7cm" svg:y1="3.4cm" svg:x2="3.3cm" svg:y2="3.4cm">
          <text:p/>
        </draw:line>
      </draw:page>
      <draw:page draw:name="page23"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17" draw:layer="layout" svg:width="4.1cm" svg:height="2.885cm" svg:x="0.45cm" svg:y="1.058cm">
          <draw:text-box>
            <text:p text:style-name="P14"><text:span text:style-name="T1">AF</text:span></text:p>
            <text:p text:style-name="P14"><text:span text:style-name="T1">MF</text:span></text:p>
          </draw:text-box>
        </draw:frame>
        <draw:frame draw:style-name="gr48" draw:text-style-name="P1" draw:layer="layout" svg:width="2.6cm" svg:height="1cm" svg:x="-0.2cm" svg:y="-1.4cm">
          <draw:text-box>
            <text:p>TEXT</text:p>
          </draw:text-box>
        </draw:frame>
      </draw:page>
      <draw:page draw:name="page24"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49" draw:text-style-name="P18" draw:layer="layout" svg:width="0.862cm" svg:height="0.822cm" svg:x="1.683cm" svg:y="1.41cm" svg:viewBox="0 0 863 823" svg:d="M598 673h-332l-53 150h-213l305-823h253l305 823h-214zM319 520h225l-112-327z">
            <text:p/>
          </draw:path>
          <draw:polygon draw:style-name="gr49" draw:text-style-name="P18" draw:layer="layout" svg:width="0.572cm" svg:height="0.822cm" svg:x="2.657cm" svg:y="1.41cm" svg:viewBox="0 0 573 823" draw:points="0,0 573,0 573,160 212,160 212,314 551,314 551,474 212,474 212,823 0,823">
            <text:p/>
          </draw:polygon>
          <draw:polygon draw:style-name="gr49" draw:text-style-name="P18" draw:layer="layout" svg:width="0.915cm" svg:height="0.822cm" svg:x="1.656cm" svg:y="2.727cm" svg:viewBox="0 0 916 823" draw:points="0,0 270,0 458,440 646,0 916,0 916,823 715,823 715,221 525,665 391,665 201,221 201,823 0,823">
            <text:p/>
          </draw:polygon>
          <draw:polygon draw:style-name="gr49" draw:text-style-name="P18" draw:layer="layout" svg:width="0.572cm" svg:height="0.822cm" svg:x="2.782cm" svg:y="2.727cm" svg:viewBox="0 0 573 823" draw:points="0,0 573,0 573,160 212,160 212,314 551,314 551,474 212,474 212,823 0,823">
            <text:p/>
          </draw:polygon>
        </draw:g>
        <draw:frame draw:style-name="gr48" draw:text-style-name="P1" draw:layer="layout" svg:width="2.6cm" svg:height="1cm" svg:x="-0.2cm" svg:y="-1.4cm">
          <draw:text-box>
            <text:p>PATH</text:p>
          </draw:text-box>
        </draw:frame>
      </draw:page>
      <draw:page draw:name="page25"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49" draw:text-style-name="P18" draw:layer="layout" svg:width="0.862cm" svg:height="0.822cm" svg:x="1.683cm" svg:y="1.41cm" svg:viewBox="0 0 863 823" svg:d="M598 673h-332l-53 150h-213l305-823h253l305 823h-214zM319 520h225l-112-327z">
            <text:p/>
          </draw:path>
          <draw:polygon draw:style-name="gr49" draw:text-style-name="P18" draw:layer="layout" svg:width="0.572cm" svg:height="0.822cm" svg:x="2.657cm" svg:y="1.41cm" svg:viewBox="0 0 573 823" draw:points="0,0 573,0 573,160 212,160 212,314 551,314 551,474 212,474 212,823 0,823">
            <text:p/>
          </draw:polygon>
          <draw:polygon draw:style-name="gr49" draw:text-style-name="P18" draw:layer="layout" svg:width="0.915cm" svg:height="0.822cm" svg:x="1.656cm" svg:y="2.727cm" svg:viewBox="0 0 916 823" draw:points="0,0 270,0 458,440 646,0 916,0 916,823 715,823 715,221 525,665 391,665 201,221 201,823 0,823">
            <text:p/>
          </draw:polygon>
          <draw:polygon draw:style-name="gr49" draw:text-style-name="P18" draw:layer="layout" svg:width="0.572cm" svg:height="0.822cm" svg:x="2.782cm" svg:y="2.727cm" svg:viewBox="0 0 573 823" draw:points="0,0 573,0 573,160 212,160 212,314 551,314 551,474 212,474 212,823 0,823">
            <text:p/>
          </draw:polygon>
        </draw:g>
        <draw:frame draw:style-name="gr48" draw:text-style-name="P1" draw:layer="layout" svg:width="2.6cm" svg:height="1cm" svg:x="-0.2cm" svg:y="-1.4cm">
          <draw:text-box>
            <text:p>PATH</text:p>
          </draw:text-box>
        </draw:frame>
        <draw:line draw:style-name="gr50" draw:text-style-name="P7" draw:layer="layout" svg:x1="1.4cm" svg:y1="1.4cm" svg:x2="3.5cm" svg:y2="3.6cm">
          <text:p/>
        </draw:line>
        <draw:line draw:style-name="gr51" draw:text-style-name="P7" draw:layer="layout" svg:x1="1.4cm" svg:y1="1.4cm" svg:x2="3.5cm" svg:y2="3.6cm">
          <text:p/>
        </draw:line>
      </draw:page>
      <draw:page draw:name="page26" draw:style-name="dp1" draw:master-page-name="Standard">
        <draw:custom-shape draw:style-name="gr52"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49" draw:text-style-name="P18" draw:layer="layout" svg:width="0.862cm" svg:height="0.822cm" svg:x="1.683cm" svg:y="1.41cm" svg:viewBox="0 0 863 823" svg:d="M598 673h-332l-53 150h-213l305-823h253l305 823h-214zM319 520h225l-112-327z">
            <text:p/>
          </draw:path>
          <draw:polygon draw:style-name="gr49" draw:text-style-name="P18" draw:layer="layout" svg:width="0.572cm" svg:height="0.822cm" svg:x="2.657cm" svg:y="1.41cm" svg:viewBox="0 0 573 823" draw:points="0,0 573,0 573,160 212,160 212,314 551,314 551,474 212,474 212,823 0,823">
            <text:p/>
          </draw:polygon>
          <draw:polygon draw:style-name="gr49" draw:text-style-name="P18" draw:layer="layout" svg:width="0.915cm" svg:height="0.822cm" svg:x="1.656cm" svg:y="2.727cm" svg:viewBox="0 0 916 823" draw:points="0,0 270,0 458,440 646,0 916,0 916,823 715,823 715,221 525,665 391,665 201,221 201,823 0,823">
            <text:p/>
          </draw:polygon>
          <draw:polygon draw:style-name="gr49" draw:text-style-name="P18" draw:layer="layout" svg:width="0.572cm" svg:height="0.822cm" svg:x="2.782cm" svg:y="2.727cm" svg:viewBox="0 0 573 823" draw:points="0,0 573,0 573,160 212,160 212,314 551,314 551,474 212,474 212,823 0,823">
            <text:p/>
          </draw:polygon>
        </draw:g>
        <draw:frame draw:style-name="gr48" draw:text-style-name="P1" draw:layer="layout" svg:width="2.6cm" svg:height="1cm" svg:x="-0.2cm" svg:y="-1.4cm">
          <draw:text-box>
            <text:p>PATH</text:p>
          </draw:text-box>
        </draw:frame>
      </draw:page>
      <draw:page draw:name="page27"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17" draw:layer="layout" svg:width="4.1cm" svg:height="1.568cm" svg:x="0.45cm" svg:y="1.716cm">
          <draw:text-box>
            <text:p text:style-name="P14"><text:span text:style-name="T1">ISO</text:span></text:p>
          </draw:text-box>
        </draw:frame>
        <draw:frame draw:style-name="gr48" draw:text-style-name="P1" draw:layer="layout" svg:width="2.6cm" svg:height="1cm" svg:x="-0.2cm" svg:y="-1.4cm">
          <draw:text-box>
            <text:p>TEXT</text:p>
          </draw:text-box>
        </draw:frame>
      </draw:page>
      <draw:page draw:name="page28"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54" draw:text-style-name="P18" draw:layer="layout" svg:width="0.211cm" svg:height="0.822cm" svg:x="1.508cm" svg:y="2.068cm" svg:viewBox="0 0 212 823" svg:d="M0 0c71 0 141 0 212 0 0 274 0 548 0 823-71 0-141 0-212 0 0-275 0-549 0-823z">
            <text:p/>
          </draw:path>
          <draw:path draw:style-name="gr54" draw:text-style-name="P18" draw:layer="layout" svg:width="0.648cm" svg:height="0.853cm" svg:x="1.904cm" svg:y="2.053cm" svg:viewBox="0 0 649 854" svg:d="M595 41v174c-45-20-89-36-132-46s-84-15-122-15c-50 0-88 7-112 21s-37 35-37 65c0 22 9 39 25 51 16 13 46 23 89 32l90 18c92 19 157 46 196 84 38 37 57 91 57 160 0 91-27 158-80 202-54 45-136 67-247 67-52 0-105-5-157-15-53-10-105-25-158-44v-179c53 28 104 49 153 63s96 21 142 21 81-8 106-23c25-16 37-38 37-66 0-26-8-46-25-60s-50-26-100-37l-82-18c-83-18-143-46-181-85-38-38-57-90-57-156 0-82 26-145 79-189s129-66 229-66c45 0 91 3 139 10s97 17 148 31z">
            <text:p/>
          </draw:path>
          <draw:path draw:style-name="gr54" draw:text-style-name="P18" draw:layer="layout" svg:width="0.846cm" svg:height="0.853cm" svg:x="2.692cm" svg:y="2.053cm" svg:viewBox="0 0 847 854" svg:d="M423 154c-64 0-114 24-150 71-36 48-54 115-54 202s18 154 54 201c36 48 86 72 150 72 65 0 116-24 151-72 36-47 54-114 54-201s-18-154-54-202c-35-47-86-71-151-71zM423 0c133 0 236 38 311 114 75 75 113 180 113 313s-38 238-113 313c-75 76-178 114-311 114-132 0-235-38-310-114-75-75-113-180-113-313s38-238 113-313c75-76 178-114 310-114z">
            <text:p/>
          </draw:path>
        </draw:g>
        <draw:frame draw:style-name="gr48" draw:text-style-name="P1" draw:layer="layout" svg:width="2.6cm" svg:height="1cm" svg:x="-0.2cm" svg:y="-1.4cm">
          <draw:text-box>
            <text:p>PATH</text:p>
          </draw:text-box>
        </draw:frame>
      </draw:page>
      <draw:page draw:name="page29" draw:style-name="dp1" draw:master-page-name="Standard">
        <draw:custom-shape draw:style-name="gr52"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54" draw:text-style-name="P18" draw:layer="layout" svg:width="0.211cm" svg:height="0.822cm" svg:x="1.508cm" svg:y="2.068cm" svg:viewBox="0 0 212 823" svg:d="M0 0c71 0 141 0 212 0 0 274 0 548 0 823-71 0-141 0-212 0 0-275 0-549 0-823z">
            <text:p/>
          </draw:path>
          <draw:path draw:style-name="gr54" draw:text-style-name="P18" draw:layer="layout" svg:width="0.648cm" svg:height="0.853cm" svg:x="1.904cm" svg:y="2.053cm" svg:viewBox="0 0 649 854" svg:d="M595 41v174c-45-20-89-36-132-46s-84-15-122-15c-50 0-88 7-112 21s-37 35-37 65c0 22 9 39 25 51 16 13 46 23 89 32l90 18c92 19 157 46 196 84 38 37 57 91 57 160 0 91-27 158-80 202-54 45-136 67-247 67-52 0-105-5-157-15-53-10-105-25-158-44v-179c53 28 104 49 153 63s96 21 142 21 81-8 106-23c25-16 37-38 37-66 0-26-8-46-25-60s-50-26-100-37l-82-18c-83-18-143-46-181-85-38-38-57-90-57-156 0-82 26-145 79-189s129-66 229-66c45 0 91 3 139 10s97 17 148 31z">
            <text:p/>
          </draw:path>
          <draw:path draw:style-name="gr54" draw:text-style-name="P18" draw:layer="layout" svg:width="0.846cm" svg:height="0.853cm" svg:x="2.692cm" svg:y="2.053cm" svg:viewBox="0 0 847 854" svg:d="M423 154c-64 0-114 24-150 71-36 48-54 115-54 202s18 154 54 201c36 48 86 72 150 72 65 0 116-24 151-72 36-47 54-114 54-201s-18-154-54-202c-35-47-86-71-151-71zM423 0c133 0 236 38 311 114 75 75 113 180 113 313s-38 238-113 313c-75 76-178 114-311 114-132 0-235-38-310-114-75-75-113-180-113-313s38-238 113-313c75-76 178-114 310-114z">
            <text:p/>
          </draw:path>
        </draw:g>
        <draw:frame draw:style-name="gr48" draw:text-style-name="P1" draw:layer="layout" svg:width="2.6cm" svg:height="1cm" svg:x="-0.2cm" svg:y="-1.4cm">
          <draw:text-box>
            <text:p>PATH</text:p>
          </draw:text-box>
        </draw:frame>
      </draw:page>
      <draw:page draw:name="page30"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1.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3.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1" draw:style-name="dp1" draw:master-page-name="Standard">
        <draw:custom-shape draw:style-name="gr52"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1.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3.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2"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3.1cm" svg:y1="2.5cm" svg:x2="3.9cm" svg:y2="2.5cm">
          <text:p/>
        </draw:line>
        <draw:line draw:style-name="gr44" draw:text-style-name="P7" draw:layer="layout" svg:x1="1.1cm" svg:y1="2.5cm" svg:x2="1.9cm" svg:y2="2.5cm">
          <text:p/>
        </draw:line>
        <draw:line draw:style-name="gr44" draw:text-style-name="P7" draw:layer="layout" svg:x1="2.5cm" svg:y1="3.9cm" svg:x2="2.5cm" svg:y2="3.1cm">
          <text:p/>
        </draw:line>
        <draw:line draw:style-name="gr44" draw:text-style-name="P7" draw:layer="layout" svg:x1="2.5cm" svg:y1="1.9cm" svg:x2="2.5cm" svg:y2="1.1cm">
          <text:p/>
        </draw:line>
        <draw:line draw:style-name="gr44" draw:text-style-name="P7" draw:layer="layout" svg:x1="2.934cm" svg:y1="2.1cm" svg:x2="3.5cm" svg:y2="1.534cm">
          <text:p/>
        </draw:line>
        <draw:line draw:style-name="gr44" draw:text-style-name="P7" draw:layer="layout" svg:x1="1.512cm" svg:y1="3.491cm" svg:x2="2.078cm" svg:y2="2.925cm">
          <text:p/>
        </draw:line>
        <draw:line draw:style-name="gr44" draw:text-style-name="P7" draw:layer="layout" svg:x1="2.921cm" svg:y1="2.931cm" svg:x2="3.487cm" svg:y2="3.497cm">
          <text:p/>
        </draw:line>
        <draw:line draw:style-name="gr44" draw:text-style-name="P7" draw:layer="layout" svg:x1="1.497cm" svg:y1="1.528cm" svg:x2="2.063cm" svg:y2="2.094cm">
          <text:p/>
        </draw:line>
      </draw:page>
      <draw:page draw:name="page33" draw:style-name="dp1" draw:master-page-name="Standard">
        <draw:custom-shape draw:style-name="gr52"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3.1cm" svg:y1="2.5cm" svg:x2="3.9cm" svg:y2="2.5cm">
          <text:p/>
        </draw:line>
        <draw:line draw:style-name="gr44" draw:text-style-name="P7" draw:layer="layout" svg:x1="1.1cm" svg:y1="2.5cm" svg:x2="1.9cm" svg:y2="2.5cm">
          <text:p/>
        </draw:line>
        <draw:line draw:style-name="gr44" draw:text-style-name="P7" draw:layer="layout" svg:x1="2.5cm" svg:y1="3.9cm" svg:x2="2.5cm" svg:y2="3.1cm">
          <text:p/>
        </draw:line>
        <draw:line draw:style-name="gr44" draw:text-style-name="P7" draw:layer="layout" svg:x1="2.5cm" svg:y1="1.9cm" svg:x2="2.5cm" svg:y2="1.1cm">
          <text:p/>
        </draw:line>
        <draw:line draw:style-name="gr44" draw:text-style-name="P7" draw:layer="layout" svg:x1="2.934cm" svg:y1="2.1cm" svg:x2="3.5cm" svg:y2="1.534cm">
          <text:p/>
        </draw:line>
        <draw:line draw:style-name="gr44" draw:text-style-name="P7" draw:layer="layout" svg:x1="1.512cm" svg:y1="3.491cm" svg:x2="2.078cm" svg:y2="2.925cm">
          <text:p/>
        </draw:line>
        <draw:line draw:style-name="gr44" draw:text-style-name="P7" draw:layer="layout" svg:x1="2.921cm" svg:y1="2.931cm" svg:x2="3.487cm" svg:y2="3.497cm">
          <text:p/>
        </draw:line>
        <draw:line draw:style-name="gr44" draw:text-style-name="P7" draw:layer="layout" svg:x1="1.497cm" svg:y1="1.528cm" svg:x2="2.063cm" svg:y2="2.094cm">
          <text:p/>
        </draw:line>
      </draw:page>
      <draw:page draw:name="page34"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19" draw:layer="layout" svg:width="4.1cm" svg:height="2.885cm" svg:x="0.45cm" svg:y="1.058cm">
          <draw:text-box>
            <text:p text:style-name="P14"><text:span text:style-name="T2">A</text:span></text:p>
          </draw:text-box>
        </draw:frame>
        <draw:frame draw:style-name="gr48" draw:text-style-name="P1" draw:layer="layout" svg:width="2.6cm" svg:height="1cm" svg:x="-0.2cm" svg:y="-1.4cm">
          <draw:text-box>
            <text:p>TEXT</text:p>
          </draw:text-box>
        </draw:frame>
      </draw:page>
      <draw:page draw:name="page35"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9" draw:text-style-name="P20" draw:layer="layout" svg:width="1.724cm" svg:height="1.646cm" svg:x="1.637cm" svg:y="1.633cm" svg:viewBox="0 0 1725 1647" svg:d="M1195 1347h-664l-104 300h-427l610-1647h506l609 1647h-426zM637 1041h451l-225-655z">
          <text:p/>
        </draw:path>
        <draw:frame draw:style-name="gr48" draw:text-style-name="P1" draw:layer="layout" svg:width="2.6cm" svg:height="1cm" svg:x="-0.2cm" svg:y="-1.4cm">
          <draw:text-box>
            <text:p>PATH</text:p>
          </draw:text-box>
        </draw:frame>
      </draw:page>
      <draw:page draw:name="page36" draw:style-name="dp1" draw:master-page-name="Standard">
        <draw:custom-shape draw:style-name="gr52"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9" draw:text-style-name="P20" draw:layer="layout" svg:width="1.724cm" svg:height="1.646cm" svg:x="1.637cm" svg:y="1.633cm" svg:viewBox="0 0 1725 1647" svg:d="M1195 1347h-664l-104 300h-427l610-1647h506l609 1647h-426zM637 1041h451l-225-655z">
          <text:p/>
        </draw:path>
        <draw:frame draw:style-name="gr48" draw:text-style-name="P1" draw:layer="layout" svg:width="2.6cm" svg:height="1cm" svg:x="-0.2cm" svg:y="-1.4cm">
          <draw:text-box>
            <text:p>PATH</text:p>
          </draw:text-box>
        </draw:frame>
      </draw:page>
      <draw:page draw:name="page37"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3.284cm" svg:y1="2.3cm" svg:x2="4.084cm" svg:y2="2.3cm">
          <text:p/>
        </draw:line>
        <draw:line draw:style-name="gr44" draw:text-style-name="P7" draw:layer="layout" svg:x1="0.916cm" svg:y1="2.3cm" svg:x2="1.716cm" svg:y2="2.3cm">
          <text:p/>
        </draw:line>
        <draw:line draw:style-name="gr44" draw:text-style-name="P7" draw:layer="layout" svg:x1="2.5cm" svg:y1="3.9cm" svg:x2="2.5cm" svg:y2="3.1cm">
          <text:p/>
        </draw:line>
        <draw:line draw:style-name="gr44" draw:text-style-name="P7" draw:layer="layout" svg:x1="1.312cm" svg:y1="3.391cm" svg:x2="1.878cm" svg:y2="2.825cm">
          <text:p/>
        </draw:line>
        <draw:line draw:style-name="gr44" draw:text-style-name="P7" draw:layer="layout" svg:x1="3.121cm" svg:y1="2.831cm" svg:x2="3.687cm" svg:y2="3.397cm">
          <text:p/>
        </draw:line>
        <draw:path draw:style-name="gr55" draw:text-style-name="P21" draw:layer="layout" svg:width="1.099cm" svg:height="1.749cm" svg:x="1.95cm" svg:y="1.1cm" svg:viewBox="0 0 1100 1750" svg:d="M1081 1342c-12 47-31 91-55 133s-53 80-87 114-72 63-114 87-86 43-133 55c-46 13-94 19-142 19s-96-6-142-19c-47-12-91-31-133-55s-80-53-114-87-63-72-87-114-43-86-55-133c-13-46-19-94-19-142s6-96 19-142c12-47 31-91 55-133s53-80 87-114 72-63 114-87c8-5 17-10 25-14v-510h150v-200h200v200h150v510c8 4 17 9 25 14 42 24 80 53 114 87s63 72 87 114 43 86 55 133c13 46 19 94 19 142s-6 96-19 142z">
          <text:p/>
        </draw:path>
      </draw:page>
      <draw:page draw:name="page38" draw:style-name="dp1" draw:master-page-name="Standard">
        <draw:custom-shape draw:style-name="gr52" draw:text-style-name="P10" draw:layer="layout" svg:width="3.599cm" svg:height="3.599cm" svg:x="0.701cm" svg:y="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3.284cm" svg:y1="2.3cm" svg:x2="4.084cm" svg:y2="2.3cm">
          <text:p/>
        </draw:line>
        <draw:line draw:style-name="gr44" draw:text-style-name="P7" draw:layer="layout" svg:x1="0.916cm" svg:y1="2.3cm" svg:x2="1.716cm" svg:y2="2.3cm">
          <text:p/>
        </draw:line>
        <draw:line draw:style-name="gr44" draw:text-style-name="P7" draw:layer="layout" svg:x1="2.5cm" svg:y1="3.9cm" svg:x2="2.5cm" svg:y2="3.1cm">
          <text:p/>
        </draw:line>
        <draw:line draw:style-name="gr44" draw:text-style-name="P7" draw:layer="layout" svg:x1="1.312cm" svg:y1="3.391cm" svg:x2="1.878cm" svg:y2="2.825cm">
          <text:p/>
        </draw:line>
        <draw:line draw:style-name="gr44" draw:text-style-name="P7" draw:layer="layout" svg:x1="3.121cm" svg:y1="2.831cm" svg:x2="3.687cm" svg:y2="3.397cm">
          <text:p/>
        </draw:line>
        <draw:path draw:style-name="gr55" draw:text-style-name="P21" draw:layer="layout" svg:width="1.099cm" svg:height="1.749cm" svg:x="1.95cm" svg:y="1.1cm" svg:viewBox="0 0 1100 1750" svg:d="M1081 1342c-12 47-31 91-55 133s-53 80-87 114-72 63-114 87-86 43-133 55c-46 13-94 19-142 19s-96-6-142-19c-47-12-91-31-133-55s-80-53-114-87-63-72-87-114-43-86-55-133c-13-46-19-94-19-142s6-96 19-142c12-47 31-91 55-133s53-80 87-114 72-63 114-87c8-5 17-10 25-14v-510h150v-200h200v200h150v510c8 4 17 9 25 14 42 24 80 53 114 87s63 72 87 114 43 86 55 133c13 46 19 94 19 142s-6 96-19 142z">
          <text:p/>
        </draw:path>
      </draw:page>
      <draw:page draw:name="page39"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2.5cm" svg:y1="3.9cm" svg:x2="2.5cm" svg:y2="3.1cm">
          <text:p/>
        </draw:line>
        <draw:line draw:style-name="gr44" draw:text-style-name="P7" draw:layer="layout" svg:x1="2.5cm" svg:y1="1.9cm" svg:x2="2.5cm" svg:y2="1.1cm">
          <text:p/>
        </draw:line>
        <draw:custom-shape draw:style-name="gr56" draw:text-style-name="P7" draw:layer="layout" svg:width="2.5cm" svg:height="0.9cm" svg:x="1.25cm" svg:y="2.05cm">
          <text:p/>
          <draw:enhanced-geometry svg:viewBox="0 0 21600 21600" draw:type="rectangle" draw:enhanced-path="M 0 0 L 21600 0 21600 21600 0 21600 0 0 Z N"/>
        </draw:custom-shape>
        <draw:line draw:style-name="gr44" draw:text-style-name="P7" draw:layer="layout" svg:x1="3.3cm" svg:y1="3.9cm" svg:x2="3.3cm" svg:y2="3.1cm">
          <text:p/>
        </draw:line>
        <draw:line draw:style-name="gr44" draw:text-style-name="P7" draw:layer="layout" svg:x1="3.3cm" svg:y1="1.9cm" svg:x2="3.3cm" svg:y2="1.1cm">
          <text:p/>
        </draw:line>
        <draw:line draw:style-name="gr44" draw:text-style-name="P7" draw:layer="layout" svg:x1="1.7cm" svg:y1="3.9cm" svg:x2="1.7cm" svg:y2="3.1cm">
          <text:p/>
        </draw:line>
        <draw:line draw:style-name="gr44" draw:text-style-name="P7" draw:layer="layout" svg:x1="1.7cm" svg:y1="1.9cm" svg:x2="1.7cm" svg:y2="1.1cm">
          <text:p/>
        </draw:line>
      </draw:page>
      <draw:page draw:name="page40" draw:style-name="dp1" draw:master-page-name="Standard">
        <draw:custom-shape draw:style-name="gr52"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2.5cm" svg:y1="3.9cm" svg:x2="2.5cm" svg:y2="3.1cm">
          <text:p/>
        </draw:line>
        <draw:line draw:style-name="gr44" draw:text-style-name="P7" draw:layer="layout" svg:x1="2.5cm" svg:y1="1.9cm" svg:x2="2.5cm" svg:y2="1.1cm">
          <text:p/>
        </draw:line>
        <draw:custom-shape draw:style-name="gr57" draw:text-style-name="P7" draw:layer="layout" svg:width="2.5cm" svg:height="0.9cm" svg:x="1.25cm" svg:y="2.05cm">
          <text:p/>
          <draw:enhanced-geometry svg:viewBox="0 0 21600 21600" draw:type="rectangle" draw:enhanced-path="M 0 0 L 21600 0 21600 21600 0 21600 0 0 Z N"/>
        </draw:custom-shape>
        <draw:line draw:style-name="gr44" draw:text-style-name="P7" draw:layer="layout" svg:x1="3.3cm" svg:y1="3.9cm" svg:x2="3.3cm" svg:y2="3.1cm">
          <text:p/>
        </draw:line>
        <draw:line draw:style-name="gr44" draw:text-style-name="P7" draw:layer="layout" svg:x1="3.3cm" svg:y1="1.9cm" svg:x2="3.3cm" svg:y2="1.1cm">
          <text:p/>
        </draw:line>
        <draw:line draw:style-name="gr44" draw:text-style-name="P7" draw:layer="layout" svg:x1="1.7cm" svg:y1="3.9cm" svg:x2="1.7cm" svg:y2="3.1cm">
          <text:p/>
        </draw:line>
        <draw:line draw:style-name="gr44" draw:text-style-name="P7" draw:layer="layout" svg:x1="1.7cm" svg:y1="1.9cm" svg:x2="1.7cm" svg:y2="1.1cm">
          <text:p/>
        </draw:line>
      </draw:page>
      <draw:page draw:name="page41"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7" draw:layer="layout" svg:width="2.9cm" svg:height="2.099cm" svg:x="1.05cm" svg:y="1.4cm" svg:viewBox="0 0 2901 2100" svg:d="M550 714c0-125 39-248 114-357 75-108 182-199 311-261 130-63 276-96 425-96 150 0 296 33 426 96 129 62 236 153 311 261 70 102 109 217 114 335 78 16 154 41 225 75 129 63 236 153 311 262 75 108 114 232 114 357s-39 248-114 357c-75 108-182 199-311 261-130 63-276 96-425 96-14 0-28 0-42-1h-1117c-14 1-28 1-41 1-14 0-28 0-42-1h-59v-4c-114-11-225-42-325-91-129-62-236-153-311-261-75-109-114-232-114-357s39-249 114-357c75-109 182-199 311-262 40-19 82-36 125-49 0-1 0-3 0-4z">
          <text:p/>
        </draw:path>
      </draw:page>
      <draw:page draw:name="page42" draw:style-name="dp1" draw:master-page-name="Standard">
        <draw:custom-shape draw:style-name="gr52"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7" draw:layer="layout" svg:width="2.9cm" svg:height="2.099cm" svg:x="1.05cm" svg:y="1.4cm" svg:viewBox="0 0 2901 2100" svg:d="M550 714c0-125 39-248 114-357 75-108 182-199 311-261 130-63 276-96 425-96 150 0 296 33 426 96 129 62 236 153 311 261 70 102 109 217 114 335 78 16 154 41 225 75 129 63 236 153 311 262 75 108 114 232 114 357s-39 248-114 357c-75 108-182 199-311 261-130 63-276 96-425 96-14 0-28 0-42-1h-1117c-14 1-28 1-41 1-14 0-28 0-42-1h-59v-4c-114-11-225-42-325-91-129-62-236-153-311-261-75-109-114-232-114-357s39-249 114-357c75-109 182-199 311-262 40-19 82-36 125-49 0-1 0-3 0-4z">
          <text:p/>
        </draw:path>
      </draw:page>
      <draw:page draw:name="page43"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9" draw:text-style-name="P2" draw:layer="layout" svg:width="1.515cm" svg:height="3.199cm" svg:x="1.742cm" svg:y="0.9cm" svg:viewBox="0 0 1516 3200" draw:points="549,3200 720,1785 0,1785 964,0 794,1411 1516,1411">
          <text:p/>
        </draw:polygon>
      </draw:page>
      <draw:page draw:name="page44" draw:style-name="dp1" draw:master-page-name="Standard">
        <draw:custom-shape draw:style-name="gr52"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9" draw:text-style-name="P2" draw:layer="layout" svg:width="1.515cm" svg:height="3.199cm" svg:x="1.742cm" svg:y="0.9cm" svg:viewBox="0 0 1516 3200" draw:points="549,3200 720,1785 0,1785 964,0 794,1411 1516,1411">
          <text:p/>
        </draw:polygon>
      </draw:page>
      <draw:page draw:name="page45"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9" draw:text-style-name="P2" draw:layer="layout" svg:width="1.515cm" svg:height="3.199cm" svg:x="1.742cm" svg:y="0.9cm" svg:viewBox="0 0 1516 3200" draw:points="549,3200 720,1785 0,1785 964,0 794,1411 1516,1411">
          <text:p/>
        </draw:polygon>
        <draw:line draw:style-name="gr50" draw:text-style-name="P7" draw:layer="layout" svg:x1="1.4cm" svg:y1="1.4cm" svg:x2="3.5cm" svg:y2="3.6cm">
          <text:p/>
        </draw:line>
        <draw:line draw:style-name="gr51" draw:text-style-name="P7" draw:layer="layout" svg:x1="1.4cm" svg:y1="1.4cm" svg:x2="3.5cm" svg:y2="3.6cm">
          <text:p/>
        </draw:line>
      </draw:page>
      <draw:page draw:name="page46" draw:style-name="dp1" draw:master-page-name="Standard">
        <draw:custom-shape draw:style-name="gr52"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9" draw:text-style-name="P2" draw:layer="layout" svg:width="1.515cm" svg:height="3.199cm" svg:x="1.742cm" svg:y="0.9cm" svg:viewBox="0 0 1516 3200" draw:points="549,3200 720,1785 0,1785 964,0 794,1411 1516,1411">
          <text:p/>
        </draw:polygon>
        <draw:line draw:style-name="gr50" draw:text-style-name="P7" draw:layer="layout" svg:x1="1.4cm" svg:y1="1.4cm" svg:x2="3.5cm" svg:y2="3.6cm">
          <text:p/>
        </draw:line>
        <draw:line draw:style-name="gr51" draw:text-style-name="P7" draw:layer="layout" svg:x1="1.4cm" svg:y1="1.4cm" svg:x2="3.5cm" svg:y2="3.6cm">
          <text:p/>
        </draw:line>
      </draw:page>
      <draw:page draw:name="page47"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9" draw:text-style-name="P2" draw:layer="layout" svg:width="1.515cm" svg:height="3.199cm" svg:x="1.442cm" svg:y="0.9cm" svg:viewBox="0 0 1516 3200" draw:points="549,3200 720,1785 0,1785 964,0 794,1411 1516,1411">
          <text:p/>
        </draw:polygon>
        <draw:path draw:style-name="gr49" draw:text-style-name="P20" draw:layer="layout" svg:width="0.942cm" svg:height="0.899cm" svg:x="2.475cm" svg:y="2.9cm" svg:viewBox="0 0 943 900" svg:d="M653 736h-363l-57 164h-233l333-900h277l333 900h-233zM348 569h247l-123-358z">
          <text:p/>
        </draw:path>
      </draw:page>
      <draw:page draw:name="page48" draw:style-name="dp1" draw:master-page-name="Standard">
        <draw:custom-shape draw:style-name="gr52"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9" draw:text-style-name="P2" draw:layer="layout" svg:width="1.515cm" svg:height="3.199cm" svg:x="1.442cm" svg:y="0.9cm" svg:viewBox="0 0 1516 3200" draw:points="549,3200 720,1785 0,1785 964,0 794,1411 1516,1411">
          <text:p/>
        </draw:polygon>
        <draw:path draw:style-name="gr49" draw:text-style-name="P20" draw:layer="layout" svg:width="0.942cm" svg:height="0.899cm" svg:x="2.475cm" svg:y="2.9cm" svg:viewBox="0 0 943 900" svg:d="M653 736h-363l-57 164h-233l333-900h277l333 900h-233zM348 569h247l-123-358z">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20T16:53:55.058089379</meta:creation-date>
    <dc:date>2024-05-04T13:52:47.347611741</dc:date>
    <meta:editing-duration>PT2H13M10S</meta:editing-duration>
    <meta:editing-cycles>68</meta:editing-cycles>
    <meta:generator>LibreOffice/7.3.7.2$Linux_X86_64 LibreOffice_project/30$Build-2</meta:generator>
    <meta:document-statistic meta:object-count="230"/>
  </office:meta>
</office:document-meta>
</file>